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0000" loext:opacity="100%" fo:font-size="10pt" fo:language="zxx" fo:country="none" officeooo:rsid="004984c0" officeooo:paragraph-rsid="004984c0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5780ba" officeooo:paragraph-rsid="005780ba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4aab78" officeooo:paragraph-rsid="004aab78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000000" loext:opacity="100%" fo:font-size="10pt" fo:language="zxx" fo:country="none" officeooo:rsid="00543959" officeooo:paragraph-rsid="00543959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11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12" style:family="paragraph" style:parent-style-name="Standard">
      <style:text-properties fo:color="#000000" loext:opacity="100%"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13" style:family="paragraph" style:parent-style-name="Standard">
      <style:text-properties fo:color="#000000" loext:opacity="100%"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P14" style:family="paragraph" style:parent-style-name="Standard">
      <style:text-properties fo:color="#000000" loext:opacity="100%" fo:font-size="9pt" fo:language="zxx" fo:country="none" officeooo:rsid="00bca04a" officeooo:paragraph-rsid="00d68cba" style:font-size-asian="9pt" style:language-asian="zxx" style:country-asian="none" style:font-size-complex="9pt" style:language-complex="zxx" style:country-complex="none"/>
    </style:style>
    <style:style style:name="P15" style:family="paragraph" style:parent-style-name="Standard">
      <style:text-properties fo:color="#000000" loext:opacity="100%" fo:font-size="9pt" fo:language="zxx" fo:country="none" officeooo:rsid="00bca04a" officeooo:paragraph-rsid="00e56e7c" style:font-size-asian="9pt" style:language-asian="zxx" style:country-asian="none" style:font-size-complex="9pt" style:language-complex="zxx" style:country-complex="none"/>
    </style:style>
    <style:style style:name="P16" style:family="paragraph" style:parent-style-name="Standard">
      <style:text-properties fo:color="#000000" loext:opacity="100%" fo:font-size="14pt" fo:language="zxx" fo:country="none" officeooo:rsid="00474e0b" officeooo:paragraph-rsid="00474e0b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text-properties fo:color="#000000" loext:opacity="100%" style:font-name="Fira Sans Medium1" fo:font-size="12pt" fo:language="zxx" fo:country="none" fo:font-style="italic" officeooo:rsid="004b4b0d" officeooo:paragraph-rsid="004b4b0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8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20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text-properties style:font-name="Fira Sans Medium1" fo:font-size="12pt" fo:language="zxx" fo:country="none" officeooo:rsid="004b4b0d" officeooo:paragraph-rsid="004ce6a3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474e0b" officeooo:paragraph-rsid="00474e0b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6243a2" officeooo:paragraph-rsid="006243a2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0649f25" officeooo:paragraph-rsid="00649f25" style:language-asian="zxx" style:country-asian="none" style:language-complex="zxx" style:country-complex="none"/>
    </style:style>
    <style:style style:name="P47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48" style:family="paragraph" style:parent-style-name="Standard">
      <style:text-properties fo:language="zxx" fo:country="none" officeooo:rsid="007053d6" officeooo:paragraph-rsid="007053d6" style:language-asian="zxx" style:country-asian="none" style:language-complex="zxx" style:country-complex="none"/>
    </style:style>
    <style:style style:name="P49" style:family="paragraph" style:parent-style-name="Standard">
      <style:text-properties fo:language="zxx" fo:country="none" officeooo:rsid="00bbacb7" officeooo:paragraph-rsid="00bbacb7" style:language-asian="zxx" style:country-asian="none" style:language-complex="zxx" style:country-complex="none"/>
    </style:style>
    <style:style style:name="P50" style:family="paragraph" style:parent-style-name="Standard">
      <style:text-properties fo:language="zxx" fo:country="none" officeooo:rsid="006b0012" officeooo:paragraph-rsid="006b0012" style:language-asian="zxx" style:country-asian="none" style:language-complex="zxx" style:country-complex="none"/>
    </style:style>
    <style:style style:name="P51" style:family="paragraph" style:parent-style-name="Standard">
      <style:text-properties fo:language="zxx" fo:country="none" officeooo:rsid="006b0012" officeooo:paragraph-rsid="009a2abb" style:language-asian="zxx" style:country-asian="none" style:language-complex="zxx" style:country-complex="none"/>
    </style:style>
    <style:style style:name="P52" style:family="paragraph" style:parent-style-name="Standard">
      <style:text-properties fo:language="zxx" fo:country="none" officeooo:rsid="006b0012" officeooo:paragraph-rsid="00c62772" style:language-asian="zxx" style:country-asian="none" style:language-complex="zxx" style:country-complex="none"/>
    </style:style>
    <style:style style:name="P53" style:family="paragraph" style:parent-style-name="Preformatted_20_Text">
      <style:text-properties fo:language="zxx" fo:country="none" officeooo:rsid="006b0012" officeooo:paragraph-rsid="00d18728" style:language-asian="zxx" style:country-asian="none" style:language-complex="zxx" style:country-complex="none"/>
    </style:style>
    <style:style style:name="P54" style:family="paragraph" style:parent-style-name="Preformatted_20_Text">
      <style:text-properties fo:language="zxx" fo:country="none" officeooo:rsid="006b0012" officeooo:paragraph-rsid="00d68cba" style:language-asian="zxx" style:country-asian="none" style:language-complex="zxx" style:country-complex="none"/>
    </style:style>
    <style:style style:name="P55" style:family="paragraph" style:parent-style-name="Preformatted_20_Text">
      <style:text-properties fo:language="zxx" fo:country="none" officeooo:rsid="006b0012" officeooo:paragraph-rsid="00e56e7c" style:language-asian="zxx" style:country-asian="none" style:language-complex="zxx" style:country-complex="none"/>
    </style:style>
    <style:style style:name="P56" style:family="paragraph" style:parent-style-name="Standard">
      <style:text-properties fo:language="zxx" fo:country="none" officeooo:rsid="00ccd104" officeooo:paragraph-rsid="00ccd104" style:language-asian="zxx" style:country-asian="none" style:language-complex="zxx" style:country-complex="none"/>
    </style:style>
    <style:style style:name="P57" style:family="paragraph" style:parent-style-name="Standard">
      <style:text-properties fo:language="zxx" fo:country="none" officeooo:rsid="00cce89e" officeooo:paragraph-rsid="00cce89e" style:language-asian="zxx" style:country-asian="none" style:language-complex="zxx" style:country-complex="none"/>
    </style:style>
    <style:style style:name="P58" style:family="paragraph" style:parent-style-name="Standard">
      <style:text-properties fo:language="zxx" fo:country="none" officeooo:rsid="00cd573d" officeooo:paragraph-rsid="00cd573d" style:language-asian="zxx" style:country-asian="none" style:language-complex="zxx" style:country-complex="none"/>
    </style:style>
    <style:style style:name="P59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60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61" style:family="paragraph" style:parent-style-name="Standard">
      <style:text-properties fo:font-size="9pt" fo:language="zxx" fo:country="none" officeooo:rsid="00bca04a" officeooo:paragraph-rsid="00bca04a" style:font-size-asian="9pt" style:language-asian="zxx" style:country-asian="none" style:font-size-complex="9pt" style:language-complex="zxx" style:country-complex="none"/>
    </style:style>
    <style:style style:name="P62" style:family="paragraph" style:parent-style-name="Standard">
      <style:text-properties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63" style:family="paragraph" style:parent-style-name="Standard">
      <style:text-properties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P64" style:family="paragraph" style:parent-style-name="Standard">
      <style:text-properties fo:font-size="9pt" fo:language="zxx" fo:country="none" officeooo:rsid="00bca04a" officeooo:paragraph-rsid="00d68cba" style:font-size-asian="9pt" style:language-asian="zxx" style:country-asian="none" style:font-size-complex="9pt" style:language-complex="zxx" style:country-complex="none"/>
    </style:style>
    <style:style style:name="P65" style:family="paragraph" style:parent-style-name="Standard">
      <style:text-properties fo:font-size="9pt" fo:language="zxx" fo:country="none" officeooo:rsid="00bca04a" officeooo:paragraph-rsid="00e56e7c" style:font-size-asian="9pt" style:language-asian="zxx" style:country-asian="none" style:font-size-complex="9pt" style:language-complex="zxx" style:country-complex="none"/>
    </style:style>
    <style:style style:name="P66" style:family="paragraph" style:parent-style-name="Standard">
      <style:text-properties fo:font-size="9pt" fo:language="zxx" fo:country="none" officeooo:rsid="00bedece" officeooo:paragraph-rsid="00bedece" style:font-size-asian="9pt" style:language-asian="zxx" style:country-asian="none" style:font-size-complex="9pt" style:language-complex="zxx" style:country-complex="none"/>
    </style:style>
    <style:style style:name="P67" style:family="paragraph" style:parent-style-name="Standard">
      <style:text-properties officeooo:paragraph-rsid="00b6ea58"/>
    </style:style>
    <style:style style:name="P68" style:family="paragraph" style:parent-style-name="Standard">
      <style:text-properties fo:font-size="6pt" fo:language="zxx" fo:country="none" officeooo:rsid="00bbacb7" officeooo:paragraph-rsid="00bbacb7" style:font-size-asian="6pt" style:language-asian="zxx" style:country-asian="none" style:font-size-complex="6pt" style:language-complex="zxx" style:country-complex="none"/>
    </style:style>
    <style:style style:name="P69" style:family="paragraph" style:parent-style-name="Standard">
      <style:text-properties fo:font-size="6pt" fo:language="zxx" fo:country="none" officeooo:rsid="00bbacb7" officeooo:paragraph-rsid="00d03513" style:font-size-asian="6pt" style:language-asian="zxx" style:country-asian="none" style:font-size-complex="6pt" style:language-complex="zxx" style:country-complex="none"/>
    </style:style>
    <style:style style:name="P70" style:family="paragraph" style:parent-style-name="Standard">
      <style:text-properties fo:font-size="6pt" fo:language="zxx" fo:country="none" officeooo:rsid="00bbacb7" officeooo:paragraph-rsid="00d735c1" style:font-size-asian="6pt" style:language-asian="zxx" style:country-asian="none" style:font-size-complex="6pt" style:language-complex="zxx" style:country-complex="none"/>
    </style:style>
    <style:style style:name="P71" style:family="paragraph" style:parent-style-name="Standard">
      <style:text-properties fo:font-size="6pt" fo:language="zxx" fo:country="none" officeooo:rsid="00bbacb7" officeooo:paragraph-rsid="00e41cc2" style:font-size-asian="6pt" style:language-asian="zxx" style:country-asian="none" style:font-size-complex="6pt" style:language-complex="zxx" style:country-complex="none"/>
    </style:style>
    <style:style style:name="P72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Standard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74" style:family="paragraph" style:parent-style-name="Preformatted_20_Text">
      <style:text-properties fo:language="zxx" fo:country="none" officeooo:rsid="006b0012" officeooo:paragraph-rsid="00eb94c4" style:language-asian="zxx" style:country-asian="none" style:language-complex="zxx" style:country-complex="none"/>
    </style:style>
    <style:style style:name="P75" style:family="paragraph" style:parent-style-name="Standard">
      <style:text-properties fo:font-size="6pt" fo:language="zxx" fo:country="none" officeooo:rsid="00bbacb7" officeooo:paragraph-rsid="00bbacb7" style:font-size-asian="6pt" style:language-asian="zxx" style:country-asian="none" style:font-size-complex="6pt" style:language-complex="zxx" style:country-complex="none"/>
    </style:style>
    <style:style style:name="P76" style:family="paragraph" style:parent-style-name="Standard">
      <style:text-properties fo:font-size="6pt" fo:language="zxx" fo:country="none" officeooo:rsid="00bbacb7" officeooo:paragraph-rsid="00eafa61" style:font-size-asian="6pt" style:language-asian="zxx" style:country-asian="none" style:font-size-complex="6pt" style:language-complex="zxx" style:country-complex="none"/>
    </style:style>
    <style:style style:name="P77" style:family="paragraph" style:parent-style-name="Standard">
      <style:text-properties fo:language="zxx" fo:country="none" officeooo:rsid="00cdfc08" officeooo:paragraph-rsid="00cdfc08" style:language-asian="zxx" style:country-asian="none" style:language-complex="zxx" style:country-complex="none"/>
    </style:style>
    <style:style style:name="P78" style:family="paragraph" style:parent-style-name="Standard">
      <style:text-properties fo:color="#000000" loext:opacity="100%" fo:font-size="9pt" fo:language="zxx" fo:country="none" officeooo:rsid="00bca04a" officeooo:paragraph-rsid="00eb94c4" style:font-size-asian="9pt" style:language-asian="zxx" style:country-asian="none" style:font-size-complex="9pt" style:language-complex="zxx" style:country-complex="none"/>
    </style:style>
    <style:style style:name="P79" style:family="paragraph" style:parent-style-name="Standard">
      <style:text-properties fo:font-size="9pt" fo:language="zxx" fo:country="none" officeooo:rsid="00bca04a" officeooo:paragraph-rsid="00eb94c4" style:font-size-asian="9pt" style:language-asian="zxx" style:country-asian="none" style:font-size-complex="9pt" style:language-complex="zxx" style:country-complex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 fo:font-size="10pt" officeooo:rsid="00474e0b" style:font-size-asian="10pt" style:font-size-complex="10pt"/>
    </style:style>
    <style:style style:name="T4" style:family="text">
      <style:text-properties fo:color="#000000" loext:opacity="100%" fo:font-size="10pt" officeooo:rsid="00460ffa" style:font-size-asian="10pt" style:font-size-complex="10pt"/>
    </style:style>
    <style:style style:name="T5" style:family="text">
      <style:text-properties fo:color="#000000" loext:opacity="100%" fo:font-size="10pt" officeooo:rsid="004984c0" style:font-size-asian="10pt" style:font-size-complex="10pt"/>
    </style:style>
    <style:style style:name="T6" style:family="text">
      <style:text-properties fo:color="#000000" loext:opacity="100%" fo:font-size="10pt" officeooo:rsid="00192e7e" style:font-size-asian="10pt" style:font-size-complex="10pt"/>
    </style:style>
    <style:style style:name="T7" style:family="text">
      <style:text-properties fo:color="#000000" loext:opacity="100%" fo:font-size="10pt" officeooo:rsid="004b4b0d" style:font-size-asian="10pt" style:font-size-complex="10pt"/>
    </style:style>
    <style:style style:name="T8" style:family="text">
      <style:text-properties fo:color="#000000" loext:opacity="100%" fo:font-size="10pt" officeooo:rsid="0035f6c8" style:font-size-asian="10pt" style:font-size-complex="10pt"/>
    </style:style>
    <style:style style:name="T9" style:family="text">
      <style:text-properties fo:color="#000000" loext:opacity="100%" fo:font-size="10pt" officeooo:rsid="0049adad" style:font-size-asian="10pt" style:font-size-complex="10pt"/>
    </style:style>
    <style:style style:name="T10" style:family="text">
      <style:text-properties fo:color="#000000" loext:opacity="100%" fo:font-size="10pt" officeooo:rsid="004e4d07" style:font-size-asian="10pt" style:font-size-complex="10pt"/>
    </style:style>
    <style:style style:name="T11" style:family="text">
      <style:text-properties fo:color="#000000" loext:opacity="100%" fo:font-size="10pt" officeooo:rsid="004a4529" style:font-size-asian="10pt" style:font-size-complex="10pt"/>
    </style:style>
    <style:style style:name="T12" style:family="text">
      <style:text-properties fo:color="#000000" loext:opacity="100%" fo:font-size="10pt" officeooo:rsid="005780ba" style:font-size-asian="10pt" style:font-size-complex="10pt"/>
    </style:style>
    <style:style style:name="T13" style:family="text">
      <style:text-properties fo:color="#000000" loext:opacity="100%" fo:font-size="10pt" style:font-size-asian="10pt" style:font-name-complex="Calibri1" style:font-size-complex="10pt"/>
    </style:style>
    <style:style style:name="T14" style:family="text">
      <style:text-properties fo:color="#000000" loext:opacity="100%" fo:font-size="10pt" officeooo:rsid="00cf08c2" style:font-size-asian="10pt" style:font-name-complex="Calibri1" style:font-size-complex="10pt"/>
    </style:style>
    <style:style style:name="T15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18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0pt" fo:font-style="italic" officeooo:rsid="005eadbd" style:font-size-asian="10pt" style:font-style-asian="italic" style:font-size-complex="10pt" style:font-style-complex="italic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fo:font-size="14pt" officeooo:rsid="00460ffa" style:font-size-asian="14pt" style:font-size-complex="14pt"/>
    </style:style>
    <style:style style:name="T22" style:family="text">
      <style:text-properties fo:color="#000000" loext:opacity="100%" fo:font-size="14pt" officeooo:rsid="00192e7e" style:font-size-asian="14pt" style:font-size-complex="14pt"/>
    </style:style>
    <style:style style:name="T23" style:family="text">
      <style:text-properties fo:color="#000000" loext:opacity="100%" fo:font-size="14pt" officeooo:rsid="00474e0b" style:font-size-asian="14pt" style:font-size-complex="14pt"/>
    </style:style>
    <style:style style:name="T24" style:family="text">
      <style:text-properties fo:color="#000000" loext:opacity="100%" fo:font-size="14pt" officeooo:rsid="0042ba7e" style:font-size-asian="14pt" style:font-size-complex="14pt"/>
    </style:style>
    <style:style style:name="T25" style:family="text">
      <style:text-properties fo:color="#000000" loext:opacity="100%" style:font-name="DejaVu Sans" fo:font-size="6pt" fo:font-style="italic" style:font-size-asian="6pt" style:font-style-asian="italic" style:font-size-complex="6pt" style:font-style-complex="italic"/>
    </style:style>
    <style:style style:name="T26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7" style:family="text">
      <style:text-properties fo:color="#000000" loext:opacity="100%" style:font-name="Fira Sans Medium" fo:font-style="italic" style:font-style-asian="italic" style:font-style-complex="italic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192e7e" style:font-style-asian="italic" style:font-style-complex="italic"/>
    </style:style>
    <style:style style:name="T30" style:family="text">
      <style:text-properties fo:color="#000000" loext:opacity="100%" fo:font-style="italic" officeooo:rsid="00474e0b" style:font-style-asian="italic" style:font-style-complex="italic"/>
    </style:style>
    <style:style style:name="T31" style:family="text">
      <style:text-properties fo:color="#000000" loext:opacity="100%" fo:font-style="italic" officeooo:rsid="0042ba7e" style:font-style-asian="italic" style:font-style-complex="italic"/>
    </style:style>
    <style:style style:name="T32" style:family="text">
      <style:text-properties fo:color="#000000" loext:opacity="100%" fo:font-style="italic" officeooo:rsid="005eadbd" style:font-style-asian="italic" style:font-style-complex="italic"/>
    </style:style>
    <style:style style:name="T33" style:family="text">
      <style:text-properties fo:color="#000000" loext:opacity="100%" style:font-name-complex="Calibri1"/>
    </style:style>
    <style:style style:name="T34" style:family="text">
      <style:text-properties fo:color="#000000" loext:opacity="100%" officeooo:rsid="00cf08c2" style:font-name-complex="Calibri1"/>
    </style:style>
    <style:style style:name="T35" style:family="text">
      <style:text-properties fo:color="#000000" loext:opacity="100%" style:font-name="Fira Sans" fo:font-size="8pt" fo:font-style="italic" style:font-size-asian="8pt" style:font-style-asian="italic" style:font-size-complex="8pt" style:font-style-complex="italic"/>
    </style:style>
    <style:style style:name="T36" style:family="text">
      <style:text-properties fo:color="#000000" loext:opacity="100%" style:font-name="Fira Sans" fo:font-size="12pt" fo:font-style="italic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Fira Sans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0000" loext:opacity="100%" style:font-name="Fira Sans" fo:font-size="6pt" fo:font-style="italic" style:font-size-asian="6pt" style:font-style-asian="italic" style:font-size-complex="6pt" style:font-style-complex="italic"/>
    </style:style>
    <style:style style:name="T39" style:family="text">
      <style:text-properties fo:color="#000000" loext:opacity="100%" officeooo:rsid="00857976"/>
    </style:style>
    <style:style style:name="T40" style:family="text">
      <style:text-properties fo:color="#000000" loext:opacity="100%" officeooo:rsid="00b6ea58"/>
    </style:style>
    <style:style style:name="T41" style:family="text">
      <style:text-properties fo:color="#000000" loext:opacity="100%" fo:font-size="9pt" style:font-size-asian="9pt" style:font-size-complex="9pt"/>
    </style:style>
    <style:style style:name="T42" style:family="text">
      <style:text-properties fo:color="#ff0000" loext:opacity="100%"/>
    </style:style>
    <style:style style:name="T43" style:family="text">
      <style:text-properties fo:color="#ff0000" loext:opacity="100%" style:font-name-complex="Calibri1"/>
    </style:style>
    <style:style style:name="T44" style:family="text">
      <style:text-properties fo:color="#ff0000" loext:opacity="100%" fo:font-size="9pt" style:font-size-asian="9pt" style:font-size-complex="9pt"/>
    </style:style>
    <style:style style:name="T45" style:family="text">
      <style:text-properties fo:color="#ff0000" loext:opacity="100%" fo:font-size="9pt" officeooo:rsid="00bc190a" style:font-size-asian="9pt" style:font-size-complex="9pt"/>
    </style:style>
    <style:style style:name="T46" style:family="text">
      <style:text-properties fo:color="#ff0000" loext:opacity="100%" fo:font-size="9pt" officeooo:rsid="00c62772" style:font-size-asian="9pt" style:font-size-complex="9pt"/>
    </style:style>
    <style:style style:name="T47" style:family="text">
      <style:text-properties fo:color="#ff0000" loext:opacity="100%" fo:font-size="9pt" officeooo:rsid="0090cd51" style:font-size-asian="9pt" style:font-size-complex="9pt"/>
    </style:style>
    <style:style style:name="T48" style:family="text">
      <style:text-properties fo:color="#ff0000" loext:opacity="100%" fo:font-size="8pt" officeooo:rsid="0090cd51" style:font-size-asian="8pt" style:font-size-complex="8pt"/>
    </style:style>
    <style:style style:name="T49" style:family="text">
      <style:text-properties fo:color="#ff0000" loext:opacity="100%" fo:font-size="8pt" officeooo:rsid="00d68cba" style:font-size-asian="8pt" style:font-size-complex="8pt"/>
    </style:style>
    <style:style style:name="T50" style:family="text">
      <style:text-properties fo:color="#ff0000" loext:opacity="100%" fo:font-size="8pt" officeooo:rsid="00e56e7c" style:font-size-asian="8pt" style:font-size-complex="8pt"/>
    </style:style>
    <style:style style:name="T51" style:family="text">
      <style:text-properties fo:color="#ff0000" loext:opacity="100%" fo:font-size="8pt" officeooo:rsid="00eb94c4" style:font-size-asian="8pt" style:font-size-complex="8pt"/>
    </style:style>
    <style:style style:name="T52" style:family="text">
      <style:text-properties fo:color="#c9211e" loext:opacity="100%"/>
    </style:style>
    <style:style style:name="T53" style:family="text">
      <style:text-properties fo:color="#c9211e" loext:opacity="100%" officeooo:rsid="00b6ea58"/>
    </style:style>
    <style:style style:name="T54" style:family="text">
      <style:text-properties fo:color="#c9211e" loext:opacity="100%" fo:language="zxx" fo:country="none" officeooo:rsid="0014a524" style:language-asian="zxx" style:country-asian="none" style:language-complex="zxx" style:country-complex="none"/>
    </style:style>
    <style:style style:name="T55" style:family="text">
      <style:text-properties fo:color="#c9211e" loext:opacity="100%" fo:language="zxx" fo:country="none" officeooo:rsid="00b6ea58" style:language-asian="zxx" style:country-asian="none" style:language-complex="zxx" style:country-complex="none"/>
    </style:style>
    <style:style style:name="T56" style:family="text">
      <style:text-properties fo:color="#c9211e" loext:opacity="100%" fo:language="zxx" fo:country="none" officeooo:rsid="00b8af4e" style:language-asian="zxx" style:country-asian="none" style:language-complex="zxx" style:country-complex="none"/>
    </style:style>
    <style:style style:name="T57" style:family="text">
      <style:text-properties fo:color="#c9211e" loext:opacity="100%" officeooo:rsid="00b8af4e"/>
    </style:style>
    <style:style style:name="T58" style:family="text">
      <style:text-properties fo:font-size="9pt" style:font-size-asian="9pt" style:font-size-complex="9pt"/>
    </style:style>
    <style:style style:name="T59" style:family="text">
      <style:text-properties fo:font-size="9pt" officeooo:rsid="0090cd51" style:font-size-asian="9pt" style:font-size-complex="9pt"/>
    </style:style>
    <style:style style:name="T60" style:family="text">
      <style:text-properties fo:font-size="9pt" officeooo:rsid="00bc190a" style:font-size-asian="9pt" style:font-size-complex="9pt"/>
    </style:style>
    <style:style style:name="T61" style:family="text">
      <style:text-properties fo:font-size="9pt" officeooo:rsid="00c62772" style:font-size-asian="9pt" style:font-size-complex="9pt"/>
    </style:style>
    <style:style style:name="T62" style:family="text">
      <style:text-properties fo:font-size="9pt" officeooo:rsid="00c74082" style:font-size-asian="9pt" style:font-size-complex="9pt"/>
    </style:style>
    <style:style style:name="T63" style:family="text">
      <style:text-properties fo:font-size="9pt" officeooo:rsid="00ca9b21" style:font-size-asian="9pt" style:font-size-complex="9pt"/>
    </style:style>
    <style:style style:name="T64" style:family="text">
      <style:text-properties fo:font-size="9pt" officeooo:rsid="00d37e17" style:font-size-asian="9pt" style:font-size-complex="9pt"/>
    </style:style>
    <style:style style:name="T65" style:family="text">
      <style:text-properties officeooo:rsid="002dd218"/>
    </style:style>
    <style:style style:name="T66" style:family="text">
      <style:text-properties officeooo:rsid="004984c0"/>
    </style:style>
    <style:style style:name="T67" style:family="text">
      <style:text-properties officeooo:rsid="001b2b90"/>
    </style:style>
    <style:style style:name="T68" style:family="text">
      <style:text-properties style:font-name-complex="Calibri1"/>
    </style:style>
    <style:style style:name="T69" style:family="text">
      <style:text-properties officeooo:rsid="00cf08c2" style:font-name-complex="Calibri1"/>
    </style:style>
    <style:style style:name="T70" style:family="text">
      <style:text-properties officeooo:rsid="00543959"/>
    </style:style>
    <style:style style:name="T71" style:family="text">
      <style:text-properties officeooo:rsid="00678ead"/>
    </style:style>
    <style:style style:name="T72" style:family="text">
      <style:text-properties officeooo:rsid="006b0012"/>
    </style:style>
    <style:style style:name="T73" style:family="text">
      <style:text-properties officeooo:rsid="006b06a4"/>
    </style:style>
    <style:style style:name="T74" style:family="text">
      <style:text-properties officeooo:rsid="006bb53e"/>
    </style:style>
    <style:style style:name="T75" style:family="text">
      <style:text-properties officeooo:rsid="006db457"/>
    </style:style>
    <style:style style:name="T76" style:family="text">
      <style:text-properties fo:color="#ff4000" loext:opacity="100%"/>
    </style:style>
    <style:style style:name="T77" style:family="text">
      <style:text-properties fo:color="#ff4000" loext:opacity="100%" officeooo:rsid="00b8af4e"/>
    </style:style>
    <style:style style:name="T78" style:family="text">
      <style:text-properties fo:language="zxx" fo:country="none" officeooo:rsid="0014a524" style:language-asian="zxx" style:country-asian="none" style:language-complex="zxx" style:country-complex="none"/>
    </style:style>
    <style:style style:name="T79" style:family="text">
      <style:text-properties officeooo:rsid="00857976"/>
    </style:style>
    <style:style style:name="T80" style:family="text">
      <style:text-properties officeooo:rsid="0090cd51"/>
    </style:style>
    <style:style style:name="T81" style:family="text">
      <style:text-properties fo:color="#111111" loext:opacity="100%" officeooo:rsid="00b6ea58"/>
    </style:style>
    <style:style style:name="T82" style:family="text">
      <style:text-properties fo:font-size="8pt" style:font-size-asian="8pt" style:font-size-complex="8pt"/>
    </style:style>
    <style:style style:name="T83" style:family="text">
      <style:text-properties fo:font-size="8pt" officeooo:rsid="0090cd51" style:font-size-asian="8pt" style:font-size-complex="8pt"/>
    </style:style>
    <style:style style:name="T84" style:family="text">
      <style:text-properties fo:font-size="8pt" officeooo:rsid="00df5606" style:font-size-asian="8pt" style:font-size-complex="8pt"/>
    </style:style>
    <style:style style:name="T85" style:family="text">
      <style:text-properties fo:font-size="8pt" officeooo:rsid="00e3b182" style:font-size-asian="8pt" style:font-size-complex="8pt"/>
    </style:style>
    <style:style style:name="T86" style:family="text">
      <style:text-properties fo:font-size="8pt" officeooo:rsid="00e56e7c" style:font-size-asian="8pt" style:font-size-complex="8pt"/>
    </style:style>
    <style:style style:name="T87" style:family="text">
      <style:text-properties fo:font-size="8pt" officeooo:rsid="00eb94c4" style:font-size-asian="8pt" style:font-size-complex="8pt"/>
    </style:style>
    <style:style style:name="T88" style:family="text">
      <style:text-properties fo:font-size="8pt" officeooo:rsid="00eb96a5" style:font-size-asian="8pt" style:font-size-complex="8pt"/>
    </style:style>
    <style:style style:name="T89" style:family="text">
      <style:text-properties fo:font-size="6pt" style:font-size-asian="6pt" style:font-size-complex="6pt"/>
    </style:style>
    <style:style style:name="T90" style:family="text">
      <style:text-properties officeooo:rsid="00c007c4"/>
    </style:style>
    <style:style style:name="T91" style:family="text">
      <style:text-properties officeooo:rsid="00c2063c"/>
    </style:style>
    <style:style style:name="T92" style:family="text">
      <style:text-properties officeooo:rsid="00c478fc"/>
    </style:style>
    <style:style style:name="T93" style:family="text">
      <style:text-properties officeooo:rsid="00c62772"/>
    </style:style>
    <style:style style:name="T94" style:family="text">
      <style:text-properties officeooo:rsid="00c93369"/>
    </style:style>
    <style:style style:name="T95" style:family="text">
      <style:text-properties officeooo:rsid="00ca1762"/>
    </style:style>
    <style:style style:name="T96" style:family="text">
      <style:text-properties officeooo:rsid="00cf08c2"/>
    </style:style>
    <style:style style:name="T97" style:family="text">
      <style:text-properties officeooo:rsid="00cf711c"/>
    </style:style>
    <style:style style:name="T98" style:family="text">
      <style:text-properties officeooo:rsid="00d03513"/>
    </style:style>
    <style:style style:name="T99" style:family="text">
      <style:text-properties officeooo:rsid="00d735c1"/>
    </style:style>
    <style:style style:name="T100" style:family="text">
      <style:text-properties officeooo:rsid="00d8294f"/>
    </style:style>
    <style:style style:name="T101" style:family="text">
      <style:text-properties officeooo:rsid="00d9a9ba"/>
    </style:style>
    <style:style style:name="T102" style:family="text">
      <style:text-properties officeooo:rsid="00db89eb"/>
    </style:style>
    <style:style style:name="T103" style:family="text">
      <style:text-properties officeooo:rsid="00dd1697"/>
    </style:style>
    <style:style style:name="T104" style:family="text">
      <style:text-properties officeooo:rsid="00ddd15c"/>
    </style:style>
    <style:style style:name="T105" style:family="text">
      <style:text-properties officeooo:rsid="00e10ec7"/>
    </style:style>
    <style:style style:name="T106" style:family="text">
      <style:text-properties officeooo:rsid="00e2cc29"/>
    </style:style>
    <style:style style:name="T107" style:family="text">
      <style:text-properties officeooo:rsid="00e41cc2"/>
    </style:style>
    <style:style style:name="T108" style:family="text">
      <style:text-properties officeooo:rsid="00ea1800"/>
    </style:style>
    <style:style style:name="T109" style:family="text">
      <style:text-properties officeooo:rsid="00ea679e"/>
    </style:style>
    <style:style style:name="T110" style:family="text">
      <style:text-properties officeooo:rsid="00eafa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/>
      <text:p text:style-name="P24"><text:span text:style-name="T3">#</text:span><text:span text:style-name="T2">başlamadan önce linux terminalinden paket listesini güncelleyin</text:span></text:p>
      <text:p text:style-name="P16">sudo apt-get update </text:p>
      <text:p text:style-name="P1">#<text:span text:style-name="T66">sonra eğer yüklü değilse</text:span></text:p>
      <text:p text:style-name="P26"><text:span text:style-name="T3">#</text:span><text:span text:style-name="T21">cmake</text:span><text:span text:style-name="T4"> </text:span><text:span text:style-name="T5">paketini ve adı</text:span><text:span text:style-name="T2"> </text:span><text:span text:style-name="T20">r-</text:span><text:span text:style-name="T2"> <text:s text:c="2"/></text:span><text:span text:style-name="T5">ile başlayan tüm paketleri aşağıdaki kodu</text:span></text:p>
      <text:p text:style-name="P5"># linux terminaline yazarak yükleyin</text:p>
      <text:p text:style-name="P27"><text:span text:style-name="T22">sudo apt-</text:span><text:span text:style-name="T23">get</text:span><text:span text:style-name="T22"> install </text:span><text:span text:style-name="T24">cmake “</text:span><text:span text:style-name="T22">r-*”</text:span><text:span text:style-name="T6"> </text:span></text:p>
      <text:p text:style-name="P29"><text:span text:style-name="T6">#</text:span><text:span text:style-name="T2">eğer yüklerken paketlerde çakışma olursa </text:span><text:span text:style-name="T12">yükleme işlemi gerçekleşmez ve</text:span></text:p>
      <text:p text:style-name="P6">#terminalde hata alırsınız.</text:p>
      <text:p text:style-name="P6">#bu durumda terminalde hangi paketlerin çakıştığı yazacaktır</text:p>
      <text:p text:style-name="P29"><text:span text:style-name="T12">#</text:span><text:span text:style-name="T2">çakışan paketlerden birini engelleyip tekrar denemeniz gerekir</text:span></text:p>
      <text:p text:style-name="P7">#örneğin r-cran-gprofiler ve r-cran-gprofiler2 paketlerinin çakıştığını varsayalım</text:p>
      <text:p text:style-name="P28"><text:span text:style-name="T2">#bu durumda aşağıdaki kodları terminale sırasıyla yaz</text:span><text:span text:style-name="T7">ıp çalıştırarak</text:span><text:span text:style-name="T2"> birini engellemek sonrasında ise </text:span></text:p>
      <text:p text:style-name="P7">#terminale sudo apt update yazarak paket listesini güncellemek sorunu çözer.</text:p>
      <text:p text:style-name="P18"><text:span text:style-name="T15">cd </text:span><text:span text:style-name="T17">/etc/apt/preferences.d</text:span></text:p>
      <text:p text:style-name="P19"><text:span text:style-name="T18">sudo </text:span><text:span text:style-name="T16">touch r-cran-gprofiler.pref <text:s text:c="9"/></text:span><text:span text:style-name="T35"><text:s/>#siz r-cran-gprofiler yerine engellemeniz gereken dosya adını yazın </text:span></text:p>
      <text:p text:style-name="P22"><text:span text:style-name="T16">sudo echo "Package: r-cran-gprofiler" </text:span><text:span text:style-name="T19">| sudo tee</text:span><text:span text:style-name="T16"> </text:span><text:span text:style-name="T26">r-cran-gprofiler.pref <text:s/></text:span><text:span text:style-name="T36"><text:s/></text:span><text:span text:style-name="T38">#siz r-cran-gprofiler yerine engellemeniz gereken dosya adını yazın</text:span><text:span text:style-name="T25"> </text:span></text:p>
      <text:p text:style-name="P20"><text:span text:style-name="T28">sudo echo "Pin: version *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n </text:span></text:p>
      <text:p text:style-name="P20"><text:span text:style-name="T28">sudo echo "Pin-Priority: -1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</text:span><text:span text:style-name="T37">n </text:span></text:p>
      <text:p text:style-name="P17">sudo apt update</text:p>
      <text:p text:style-name="P21"><text:span text:style-name="T29">sudo apt-</text:span><text:span text:style-name="T30">get</text:span><text:span text:style-name="T29"> install </text:span><text:span text:style-name="T31">cmake “</text:span><text:span text:style-name="T29">r-*” </text:span></text:p>
      <text:p text:style-name="P25"><text:span text:style-name="T8">#</text:span><text:span text:style-name="T9">R’ı </text:span><text:span text:style-name="T10">yükledikten sonra </text:span><text:span text:style-name="T9">uygulamalarınız arasından veya terminal yardımıyla açın</text:span></text:p>
      <text:p text:style-name="P30"><text:span text:style-name="T2">#</text:span><text:span text:style-name="T9">komutları kopyala yapıştır yapmaya başlamadan önce</text:span></text:p>
      <text:p text:style-name="P31"><text:span text:style-name="T2">#aşağıdaki komut yardımıyla bir </text:span><text:span text:style-name="T11">CRAN</text:span><text:span text:style-name="T2"> mirror seçin</text:span></text:p>
      <text:p text:style-name="P32"><text:span text:style-name="T20">chooseCRANmirror()</text:span><text:span text:style-name="T2"> </text:span></text:p>
      <text:p text:style-name="P32"><text:span text:style-name="T9">#örneğin </text:span><text:span text:style-name="T2">USA TX 1</text:span><text:bookmark text:name="_GoBack"/><text:span text:style-name="T2"> </text:span><text:span text:style-name="T9">isimli mirror çalışıyor</text:span></text:p>
      <text:p text:style-name="P2">#<text:span text:style-name="T70">sonrasında .csv uzantılı dosyanızdan verilerinizi okutup </text:span></text:p>
      <text:p text:style-name="P8">#modeller oluşturmaya ve testler yapmaya başlayabilirsiniz</text:p>
      <text:p text:style-name="P59">#in tests, if <text:span text:style-name="T1">p-value &lt; 0.05, the null hypothesis is rejected and alternative hypothesis is accepted</text:span></text:p>
      <text:p text:style-name="P60">#testlerde p değeri 0.05ten küçükse null hipotez reddedilir ve alternatif hipotez kabul edilir.</text:p>
      <text:p text:style-name="P10"><text:soft-page-break/>#in models, if p-value&lt; 0.05, model is valid</text:p>
      <text:p text:style-name="P11">#modellerde p değeri 0.05ten küçükse model geçerli kabul edilebilir.</text:p>
      <text:p text:style-name="P3">#in models, if an independent variable’s p-value&lt; 0.05, it is in a significant relationship with dependent variable </text:p>
      <text:p text:style-name="P4">#modellerde bir bağımsız değişkenin p değeri 0.05ten küçükse bağımlı değişkenle arasında anlamlı bir ilişki var olduğu kabul edilebilir.</text:p>
      <text:p text:style-name="P9">chooseCRANmirror()</text:p>
      <text:p text:style-name="P45">install.packages("metan")</text:p>
      <text:p text:style-name="P46">install.packages("writexl")</text:p>
      <text:p text:style-name="P45">library("metan")</text:p>
      <text:p text:style-name="P46">library("writexl")</text:p>
      <text:p text:style-name="P33">library(<text:span text:style-name="T67">"</text:span>lmtest<text:span text:style-name="T67">"</text:span>)</text:p>
      <text:p text:style-name="P34">library(<text:span text:style-name="T67">"</text:span>Formula<text:span text:style-name="T67">"</text:span>)</text:p>
      <text:p text:style-name="P35">library(<text:span text:style-name="T67">"</text:span>nortest<text:span text:style-name="T67">"</text:span>)</text:p>
      <text:p text:style-name="P36">library(<text:span text:style-name="T67">"</text:span>ggplot2<text:span text:style-name="T67">"</text:span>)</text:p>
      <text:p text:style-name="P37">library(<text:span text:style-name="T67">"</text:span>MASS<text:span text:style-name="T67">"</text:span>)</text:p>
      <text:p text:style-name="P38">library(<text:span text:style-name="T67">"</text:span>stats<text:span text:style-name="T67">"</text:span>)</text:p>
      <text:p text:style-name="P39">library(<text:span text:style-name="T67">"</text:span>quantreg<text:span text:style-name="T67">"</text:span>)</text:p>
      <text:p text:style-name="P40">library(<text:span text:style-name="T67">"</text:span>car<text:span text:style-name="T67">"</text:span>)</text:p>
      <text:p text:style-name="P41">library(<text:span text:style-name="T67">"</text:span>AER<text:span text:style-name="T67">"</text:span>)</text:p>
      <text:p text:style-name="P42">library(<text:span text:style-name="T67">"</text:span>ggpubr<text:span text:style-name="T67">"</text:span>)</text:p>
      <text:p text:style-name="P43">library(<text:span text:style-name="T67">"</text:span>nloptr<text:span text:style-name="T67">"</text:span>)</text:p>
      <text:p text:style-name="P43">library(<text:span text:style-name="T67">"</text:span>plm<text:span text:style-name="T67">"</text:span>)</text:p>
      <text:p text:style-name="P43">library(<text:span text:style-name="T67">"</text:span>nlme<text:span text:style-name="T67">"</text:span>)</text:p>
      <text:p text:style-name="P43">library(<text:span text:style-name="T67">"</text:span>foreign<text:span text:style-name="T67">"</text:span>)</text:p>
      <text:p text:style-name="P43">library(<text:span text:style-name="T67">"</text:span>mgcv<text:span text:style-name="T67">"</text:span>)</text:p>
      <text:p text:style-name="P43">library(<text:span text:style-name="T67">"</text:span>lubridate<text:span text:style-name="T67">"</text:span>)</text:p>
      <text:p text:style-name="P43">library(<text:span text:style-name="T67">"</text:span>R.utils<text:span text:style-name="T67">"</text:span>)</text:p>
      <text:p text:style-name="P43">library(<text:span text:style-name="T65">"</text:span>data.table<text:span text:style-name="T65">"</text:span>)</text:p>
      <text:p text:style-name="P49">#daha rahat bir kullanım için aşağıda hazırladığım fonksiyonları </text:p>
      <text:p text:style-name="P49">#topluca kopyalayıp terminale yapıştırınız</text:p>
      <text:p text:style-name="P49"/>
      <text:p text:style-name="P49"><text:soft-page-break/>#fonksiyonların başı</text:p>
      <text:p text:style-name="P68">write_corr_coef_obj_to_csv&lt;-function(cor<text:span text:style-name="T95">rCoef</text:span>Obj, fileNameWithoutExtension)</text:p>
      <text:p text:style-name="P68">{</text:p>
      <text:p text:style-name="P68"><text:tab/>write.csv("Correlations", sep=",", row.names=FALSE, col.names=FALSE, file = <text:s/>paste0(fileNameWithoutExtension,".csv"))</text:p>
      <text:p text:style-name="P68"><text:tab/>write.table(data.frame(t(c("",colnames(cor<text:span text:style-name="T95">rCoef</text:span>Obj$cor)))),append= TRUE, sep=",", col.names=FALSE, row.names=FALSE,<text:span text:style-name="T104"> </text:span>file=paste0(fileNameWithoutExtension,".csv")) <text:s text:c="2"/></text:p>
      <text:p text:style-name="P68"><text:tab/>write.table(cor<text:span text:style-name="T95">rCoef</text:span>Obj$cor, append= TRUE, sep=",", col.names=FALSE, file=paste0(fileNameWithoutExtension,".csv")) </text:p>
      <text:p text:style-name="P68"><text:tab/>write(" ",file = paste0(fileNameWithoutExtension,".csv"), append = TRUE)</text:p>
      <text:p text:style-name="P68"><text:tab/>write("P-Values For Correlations",file = paste0(fileNameWithoutExtension,".csv"), append = TRUE)</text:p>
      <text:p text:style-name="P68"><text:tab/>write.table(data.frame(t(c("",colnames(cor<text:span text:style-name="T95">rCoef</text:span>Obj$pval)))), append= TRUE, sep="," ,row.names=FALSE ,col.names=FALSE, file=paste0(fileNameWithoutExtension,".csv")) </text:p>
      <text:p text:style-name="P68"><text:tab/>write.table(cor<text:span text:style-name="T95">rCoef</text:span>Obj$pval, append= TRUE, sep=",", col.names=FALSE, file=paste0(fileNameWithoutExtension,".csv"))</text:p>
      <text:p text:style-name="P68">}</text:p>
      <text:p text:style-name="P68">write_lm_obj_to_csv&lt;-function(lmObj, fileNameWithoutExtension)</text:p>
      <text:p text:style-name="P68">{</text:p>
      <text:p text:style-name="P68"><text:tab/>fitted_df <text:s/>&lt;- data.frame(</text:p>
      <text:p text:style-name="P68"><text:s text:c="2"/><text:span text:style-name="T92"><text:tab/></text:span><text:span text:style-name="T103"><text:tab/><text:tab/></text:span>Min <text:s text:c="3"/>= as.numeric(summary(l<text:span text:style-name="T94">mObj</text:span>$fitted.values)[1]),</text:p>
      <text:p text:style-name="P68"><text:s/><text:span text:style-name="T92"><text:tab/></text:span> <text:span text:style-name="T103"><text:tab/><text:tab/></text:span>Q1 <text:s text:c="4"/>= as.numeric(summary(l<text:span text:style-name="T94">mObj</text:span>$fitted.values)[2]),</text:p>
      <text:p text:style-name="P68"><text:s/><text:span text:style-name="T92"><text:tab/></text:span> <text:span text:style-name="T103"><text:tab/><text:tab/></text:span>Median = as.numeric(summary(l<text:span text:style-name="T94">mObj</text:span>$fitted.values)[3]),</text:p>
      <text:p text:style-name="P68"><text:s text:c="2"/><text:span text:style-name="T92"><text:tab/></text:span><text:span text:style-name="T103"><text:tab/><text:tab/></text:span>Mean <text:s text:c="2"/>= as.numeric(summary(l<text:span text:style-name="T94">mObj</text:span>$fitted.values)[4]),</text:p>
      <text:p text:style-name="P68"><text:s/><text:span text:style-name="T92"><text:tab/></text:span> <text:span text:style-name="T103"><text:tab/><text:tab/></text:span>Q3 <text:s text:c="4"/>= as.numeric(summary(l<text:span text:style-name="T94">mObj</text:span>$fitted.values)[5]),</text:p>
      <text:p text:style-name="P68"><text:s text:c="2"/><text:span text:style-name="T92"><text:tab/></text:span><text:span text:style-name="T103"><text:tab/><text:tab/></text:span>Max <text:s text:c="3"/>= as.numeric(summary(l<text:span text:style-name="T94">mObj</text:span>$fitted.values)[6])</text:p>
      <text:p text:style-name="P68"><text:span text:style-name="T92"><text:tab/></text:span><text:span text:style-name="T103"><text:tab/><text:tab/></text:span>)</text:p>
      <text:p text:style-name="P68"><text:span text:style-name="T92"><text:tab/></text:span>write.csv(fitted_df, row.names=FALSE, paste0(fileNameWithoutExtension,".csv"))</text:p>
      <text:p text:style-name="P68"><text:span text:style-name="T92"><text:tab/></text:span>write(" ",file = paste0(fileNameWithoutExtension,".csv"), append = TRUE)</text:p>
      <text:p text:style-name="P68"><text:span text:style-name="T92"><text:tab/></text:span>coef_df &lt;- summary(l<text:span text:style-name="T94">mObj</text:span>)$coefficients</text:p>
      <text:p text:style-name="P68"><text:span text:style-name="T92"><text:tab/></text:span>write.table(data.frame(t(c("",colnames(coef_df)))),append= TRUE, sep=",", col.names=FALSE, row.names=FALSE, file=paste0(fileNameWithoutExtension,".csv")) <text:s text:c="2"/></text:p>
      <text:p text:style-name="P68"><text:span text:style-name="T92"><text:tab/></text:span>write.table(coef_df, file= paste0(fileNameWithoutExtension,".csv"),<text:span text:style-name="T92"> </text:span>append = TRUE, row.names = TRUE, col.names = FALSE, sep = ",")</text:p>
      <text:p text:style-name="P68"><text:span text:style-name="T92"><text:tab/></text:span>write(" ",file = paste0(fileNameWithoutExtension,".csv"), append = TRUE)</text:p>
      <text:p text:style-name="P68"/>
      <text:p text:style-name="P68"/>
      <text:p text:style-name="P68"><text:span text:style-name="T92"><text:tab/></text:span>model_df &lt;- data.frame(</text:p>
      <text:p text:style-name="P68"><text:s/><text:span text:style-name="T92"><text:tab/></text:span> <text:span text:style-name="T101"><text:tab/><text:tab/></text:span>R2 <text:s text:c="7"/>= as.numeric(summary(l<text:span text:style-name="T94">mObj</text:span>)$r.squared),</text:p>
      <text:p text:style-name="P68"><text:s text:c="2"/><text:span text:style-name="T92"><text:tab/></text:span><text:span text:style-name="T101"><text:tab/><text:tab/></text:span>AdjR2 <text:s text:c="4"/>= as.numeric(summary(l<text:span text:style-name="T94">mObj</text:span>)$adj.r.squared),</text:p>
      <text:p text:style-name="P68"><text:s text:c="2"/><text:span text:style-name="T92"><text:tab/></text:span><text:span text:style-name="T101"><text:tab/><text:tab/></text:span>Sigma <text:s text:c="4"/>= as.numeric(summary(l<text:span text:style-name="T94">mObj</text:span>)$sigma),</text:p>
      <text:p text:style-name="P68"><text:s text:c="2"/><text:span text:style-name="T92"><text:tab/></text:span><text:span text:style-name="T101"><text:tab/><text:tab/></text:span>F <text:s text:c="8"/><text:span text:style-name="T102"><text:s text:c="5"/></text:span>= as.numeric(summary(l<text:span text:style-name="T94">mObj</text:span>)$fstatistic[1]),</text:p>
      <text:p text:style-name="P68"><text:s text:c="2"/><text:span text:style-name="T92"><text:tab/></text:span><text:span text:style-name="T101"><text:tab/><text:tab/></text:span>p<text:span text:style-name="T101">_value</text:span> <text:s text:c="2"/>= pf(summary(l<text:span text:style-name="T94">mObj</text:span>)$fstatistic[1],</text:p>
      <text:p text:style-name="P68"><text:s text:c="16"/><text:span text:style-name="T92"><text:tab/><text:tab/></text:span> <text:span text:style-name="T101"><text:tab/><text:tab/></text:span>summary(l<text:span text:style-name="T94">mObj</text:span>)$fstatistic[2],</text:p>
      <text:p text:style-name="P68"><text:s text:c="17"/><text:span text:style-name="T92"><text:tab/><text:tab/></text:span><text:span text:style-name="T101"><text:tab/><text:tab/></text:span>summary(l<text:span text:style-name="T94">mObj</text:span>)$fstatistic[3],</text:p>
      <text:p text:style-name="P68"><text:s text:c="17"/><text:span text:style-name="T92"><text:tab/><text:tab/></text:span><text:span text:style-name="T101"><text:tab/><text:tab/>l</text:span>ower.tail = FALSE),</text:p>
      <text:p text:style-name="P68"><text:s text:c="2"/><text:span text:style-name="T92"><text:tab/></text:span><text:span text:style-name="T101"><text:tab/><text:tab/></text:span>df_model <text:s/>= as.numeric(summary(l<text:span text:style-name="T94">mObj</text:span>)$df[1]),</text:p>
      <text:p text:style-name="P68"><text:s text:c="2"/><text:span text:style-name="T92"><text:tab/></text:span><text:span text:style-name="T101"><text:tab/><text:tab/></text:span>df_resid <text:s/>= as.numeric(summary(l<text:span text:style-name="T94">mObj</text:span>)$df[2])</text:p>
      <text:p text:style-name="P68"><text:span text:style-name="T92"><text:tab/></text:span><text:span text:style-name="T101"><text:tab/><text:tab/></text:span>)</text:p>
      <text:p text:style-name="P68"/>
      <text:p text:style-name="P68"><text:soft-page-break/><text:span text:style-name="T92"><text:tab/></text:span>write.table(model_df, file=paste0(fileNameWithoutExtension,".csv"),<text:span text:style-name="T94"> </text:span>append = TRUE, row.names = FALSE, col.names = TRUE, sep = ",")</text:p>
      <text:p text:style-name="P68">}</text:p>
      <text:p text:style-name="P69">write_rqss_obj_to_csv &lt;- function(rqssObj, fileNameWithoutExtension) </text:p>
      <text:p text:style-name="P69">{</text:p>
      <text:p text:style-name="P68"><text:s text:c="2"/><text:span text:style-name="T98"><text:tab/></text:span>fileName &lt;- paste0(fileNameWithoutExtension, ".csv")</text:p>
      <text:p text:style-name="P68"><text:s text:c="2"/><text:span text:style-name="T98"><text:tab/></text:span> fitted_vals &lt;- fitted(rqssObj)</text:p>
      <text:p text:style-name="P68"><text:s/><text:span text:style-name="T98"><text:tab/></text:span> fitted_df <text:s/>&lt;- data.frame(</text:p>
      <text:p text:style-name="P68"><text:s text:c="4"/><text:span text:style-name="T98"><text:tab/><text:tab/></text:span>Min <text:s text:c="3"/>= min(fitted_vals),</text:p>
      <text:p text:style-name="P68"><text:s text:c="4"/><text:span text:style-name="T98"><text:tab/><text:tab/></text:span>Q1 <text:s text:c="4"/>= as.numeric(quantile(fitted_vals, 0.25)),</text:p>
      <text:p text:style-name="P68"><text:s text:c="4"/><text:span text:style-name="T98"><text:tab/><text:tab/></text:span>Median = as.numeric(quantile(fitted_vals, 0.5)),</text:p>
      <text:p text:style-name="P68"><text:s text:c="4"/><text:span text:style-name="T98"><text:tab/><text:tab/></text:span>Mean <text:s text:c="2"/>= mean(fitted_vals),</text:p>
      <text:p text:style-name="P68"><text:s text:c="4"/><text:span text:style-name="T98"><text:tab/><text:tab/></text:span>Q3 <text:s text:c="4"/>= as.numeric(quantile(fitted_vals, 0.75)),</text:p>
      <text:p text:style-name="P68"><text:s text:c="4"/><text:span text:style-name="T98"><text:tab/><text:tab/></text:span>Max <text:s text:c="3"/>= max(fitted_vals)</text:p>
      <text:p text:style-name="P68"><text:s text:c="2"/><text:span text:style-name="T98"><text:tab/><text:tab/></text:span>)</text:p>
      <text:p text:style-name="P68"><text:s text:c="2"/><text:span text:style-name="T98"><text:tab/></text:span>write.csv(fitted_df, file = fileName, row.names = FALSE)</text:p>
      <text:p text:style-name="P68"><text:s text:c="2"/><text:span text:style-name="T98"><text:tab/></text:span>write(" ", file = fileName, append = TRUE)</text:p>
      <text:p text:style-name="P68"><text:s text:c="2"/><text:span text:style-name="T98"><text:tab/></text:span>coef_mat &lt;- summary(rqssObj)$coef</text:p>
      <text:p text:style-name="P68"><text:s text:c="2"/><text:span text:style-name="T98"><text:tab/></text:span>write.table(data.frame(t(c("", colnames(coef_mat)))),<text:span text:style-name="T100"> </text:span>file <text:s text:c="2"/>= fileName,<text:span text:style-name="T100"> </text:span>append = TRUE,<text:span text:style-name="T100"> </text:span>sep <text:s text:c="3"/>= ",",<text:span text:style-name="T100"> </text:span>col.names = FALSE,<text:span text:style-name="T100"> </text:span>row.names = FALSE)</text:p>
      <text:p text:style-name="P68"><text:s text:c="2"/><text:span text:style-name="T98"><text:tab/></text:span>write.table(coef_mat,<text:span text:style-name="T98"> </text:span>file <text:s text:c="2"/>= fileName,<text:span text:style-name="T98"> </text:span>append = TRUE,<text:span text:style-name="T98"> </text:span>sep <text:s text:c="3"/>= ",",<text:span text:style-name="T98"> </text:span>col.names = FALSE,<text:span text:style-name="T98"> </text:span>row.names = TRUE)</text:p>
      <text:p text:style-name="P68"><text:s text:c="2"/><text:span text:style-name="T98"><text:tab/></text:span>write(" ", file = fileName, append = TRUE)</text:p>
      <text:p text:style-name="P68"><text:s text:c="2"/><text:span text:style-name="T98"><text:tab/></text:span>sumObj <text:s text:c="2"/>&lt;- summary(rqssObj)</text:p>
      <text:p text:style-name="P68"><text:s text:c="2"/><text:span text:style-name="T98"><text:tab/></text:span>tau <text:s text:c="5"/>&lt;- as.numeric(sumObj$tau)[1] <text:s text:c="2"/></text:p>
      <text:p text:style-name="P68"><text:s text:c="2"/><text:span text:style-name="T98"><text:tab/></text:span>fidelity &lt;- as.numeric(sumObj$fidelity)[1] <text:s text:c="2"/></text:p>
      <text:p text:style-name="P68"><text:s text:c="2"/><text:span text:style-name="T98"><text:tab/></text:span>df_eff <text:s text:c="2"/>&lt;- as.numeric(sumObj$edf)[1]</text:p>
      <text:p text:style-name="P68"><text:s text:c="2"/><text:span text:style-name="T98"><text:tab/></text:span>n <text:s text:c="7"/>&lt;- as.numeric(sumObj$n)[1]</text:p>
      <text:p text:style-name="P68"><text:s text:c="2"/><text:span text:style-name="T98"><text:tab/></text:span>write(paste0("Quantile Fidelity at tau = ", tau, " <text:s/>is <text:s/>", round(fidelity, 2)),<text:span text:style-name="T98"> </text:span>file = fileName, append = TRUE)</text:p>
      <text:p text:style-name="P68"><text:s text:c="2"/><text:span text:style-name="T98"><text:tab/></text:span>write(paste0("Effective Degrees of Freedom = ", df_eff),<text:span text:style-name="T98"> </text:span>file = fileName, append = TRUE)</text:p>
      <text:p text:style-name="P68"><text:s text:c="2"/><text:span text:style-name="T98"><text:tab/></text:span>write(paste0("Sample Size = ", n),<text:span text:style-name="T98"> </text:span>file = fileName, append = TRUE)</text:p>
      <text:p text:style-name="P68"><text:s text:c="2"/>}</text:p>
      <text:p text:style-name="P70">write_f<text:span text:style-name="T106">em</text:span>_within_intercept_obj_to_csv &lt;- function(f<text:span text:style-name="T105">em</text:span>WIObj, fileNameWithoutExtension) </text:p>
      <text:p text:style-name="P70">{</text:p>
      <text:p text:style-name="P68"><text:s text:c="2"/></text:p>
      <text:p text:style-name="P70"><text:s text:c="2"/><text:span text:style-name="T99"><text:tab/></text:span>fileName &lt;- paste0(fileNameWithoutExtension, ".csv")</text:p>
      <text:p text:style-name="P70"><text:span text:style-name="T99"><text:tab/></text:span>fitted_vals &lt;- fitted(femWIObj)</text:p>
      <text:p text:style-name="P68"><text:s text:c="2"/><text:span text:style-name="T99"><text:tab/></text:span>fitted_df <text:s/>&lt;- data.frame(</text:p>
      <text:p text:style-name="P68"><text:s text:c="4"/><text:span text:style-name="T99"><text:tab/><text:tab/><text:tab/><text:tab/></text:span>Min <text:s text:c="3"/>= min(fitted_vals),</text:p>
      <text:p text:style-name="P68"><text:s text:c="4"/><text:span text:style-name="T99"><text:tab/><text:tab/><text:tab/><text:tab/></text:span>Q1 <text:s text:c="4"/>= as.numeric(quantile(fitted_vals, 0.25)),</text:p>
      <text:p text:style-name="P68"><text:s text:c="4"/><text:span text:style-name="T99"><text:tab/><text:tab/><text:tab/><text:tab/></text:span>Median = as.numeric(quantile(fitted_vals, 0.5)),</text:p>
      <text:p text:style-name="P68"><text:s text:c="4"/><text:span text:style-name="T99"><text:tab/><text:tab/><text:tab/><text:tab/></text:span>Mean <text:s text:c="2"/>= mean(fitted_vals),</text:p>
      <text:p text:style-name="P68"><text:s text:c="4"/><text:span text:style-name="T99"><text:tab/><text:tab/><text:tab/><text:tab/></text:span>Q3 <text:s text:c="4"/>= as.numeric(quantile(fitted_vals, 0.75)),</text:p>
      <text:p text:style-name="P68"><text:s text:c="4"/><text:span text:style-name="T99"><text:tab/><text:tab/><text:tab/><text:tab/></text:span>Max <text:s text:c="3"/>= max(fitted_vals)</text:p>
      <text:p text:style-name="P68"><text:s text:c="2"/><text:span text:style-name="T99"><text:tab/><text:tab/><text:tab/></text:span>)</text:p>
      <text:p text:style-name="P68"><text:s text:c="2"/><text:span text:style-name="T99"><text:tab/></text:span>write.csv(fitted_df, file = fileName, row.names = FALSE)</text:p>
      <text:p text:style-name="P68"><text:soft-page-break/><text:s text:c="2"/><text:span text:style-name="T99"><text:tab/></text:span>write(" ", file = fileName, append = TRUE)</text:p>
      <text:p text:style-name="P68"><text:s text:c="2"/><text:span text:style-name="T99"><text:tab/></text:span>coef_mat &lt;- summary(femWIObj)$coefficients</text:p>
      <text:p text:style-name="P68"><text:s text:c="2"/><text:span text:style-name="T99"><text:tab/></text:span>write.table(data.frame(t(c("", colnames(coef_mat)))), <text:s/>file <text:s text:c="2"/>= fileName,<text:span text:style-name="T99"> </text:span>append = TRUE,<text:span text:style-name="T99"> </text:span>sep <text:s text:c="3"/>= ",",<text:span text:style-name="T99"> </text:span>col.names = FALSE, row.names = FALSE)</text:p>
      <text:p text:style-name="P68"><text:s text:c="2"/><text:span text:style-name="T99"><text:tab/></text:span>write.table(coef_mat,<text:span text:style-name="T99"> </text:span>file <text:s text:c="2"/>= fileName,<text:span text:style-name="T99"> </text:span>append = TRUE,<text:span text:style-name="T99"> </text:span>sep <text:s text:c="3"/>= ",",<text:span text:style-name="T99"> </text:span>col.names = FALSE,<text:span text:style-name="T99"> </text:span>row.names = TRUE)</text:p>
      <text:p text:style-name="P68"><text:s text:c="2"/><text:span text:style-name="T99"><text:tab/></text:span>write(" ", file = fileName, append = TRUE)</text:p>
      <text:p text:style-name="P68"><text:span text:style-name="T99"><text:tab/></text:span>sumObj <text:s text:c="2"/>&lt;- summary(femWIObj)</text:p>
      <text:p text:style-name="P68"><text:s text:c="2"/><text:span text:style-name="T99"><text:tab/></text:span>model_df &lt;- data.frame(</text:p>
      <text:p text:style-name="P68"><text:s text:c="4"/><text:span text:style-name="T99"><text:tab/><text:tab/><text:tab/> <text:s text:c="4"/></text:span>R2 <text:s text:c="7"/>= as.numeric(sumObj$r.squared[1]),</text:p>
      <text:p text:style-name="P68"><text:s text:c="4"/><text:span text:style-name="T99"><text:tab/><text:tab/><text:tab/> <text:s text:c="3"/></text:span>AdjR2 <text:s text:c="4"/>= as.numeric(sumObj$r.squared[2]),</text:p>
      <text:p text:style-name="P68"><text:s text:c="4"/><text:span text:style-name="T99"><text:tab/><text:tab/><text:tab/> <text:s text:c="3"/></text:span>p_value <text:s text:c="2"/>= as.numeric(sumObj$fstatistic[4]),</text:p>
      <text:p text:style-name="P68"><text:s text:c="4"/><text:span text:style-name="T99"><text:tab/><text:tab/><text:tab/> <text:s text:c="3"/></text:span>df_model <text:s/>= as.numeric(sumObj$df[1]),</text:p>
      <text:p text:style-name="P68"><text:s text:c="4"/><text:span text:style-name="T99"><text:tab/><text:tab/><text:tab/> <text:s text:c="3"/></text:span>df_resid <text:s/>= as.numeric(sumObj$df[2])</text:p>
      <text:p text:style-name="P68"><text:s text:c="2"/><text:span text:style-name="T99"><text:tab/><text:tab/><text:tab/></text:span>)</text:p>
      <text:p text:style-name="P68"><text:s text:c="2"/><text:span text:style-name="T99"><text:tab/></text:span>write.table(model_df,<text:span text:style-name="T99"> </text:span>file <text:s text:c="2"/>= fileName, append = TRUE,<text:span text:style-name="T99"> </text:span>sep <text:s text:c="3"/>= ",",<text:span text:style-name="T99"> </text:span>col.names = TRUE,<text:span text:style-name="T99"> </text:span>row.names = FALSE)</text:p>
      <text:p text:style-name="P68">}</text:p>
      <text:p text:style-name="P71">write_rem_obj_to_csv &lt;- function(remObj, fileNameWithoutExtension) </text:p>
      <text:p text:style-name="P71">{</text:p>
      <text:p text:style-name="P71"><text:span text:style-name="T107"><text:tab/></text:span> fileName &lt;- paste0(fileNameWithoutExtension, ".csv")</text:p>
      <text:p text:style-name="P71"><text:span text:style-name="T107"><text:tab/></text:span> fitted_vals &lt;- fitted(remObj)</text:p>
      <text:p text:style-name="P68"><text:s/><text:span text:style-name="T107"><text:tab/></text:span> fitted_df <text:s/>&lt;- data.frame(</text:p>
      <text:p text:style-name="P68"><text:s text:c="4"/><text:span text:style-name="T107"><text:tab/><text:tab/><text:tab/></text:span>Min <text:s text:c="3"/>= min(fitted_vals),</text:p>
      <text:p text:style-name="P68"><text:s text:c="4"/><text:span text:style-name="T107"><text:tab/><text:tab/><text:tab/></text:span>Q1 <text:s text:c="4"/>= as.numeric(quantile(fitted_vals, 0.25)),</text:p>
      <text:p text:style-name="P68"><text:s text:c="3"/><text:span text:style-name="T107"><text:tab/></text:span> <text:span text:style-name="T107"><text:tab/><text:tab/></text:span>Median = as.numeric(quantile(fitted_vals, 0.5)),</text:p>
      <text:p text:style-name="P68"><text:s text:c="4"/><text:span text:style-name="T107"><text:tab/><text:tab/><text:tab/></text:span>Mean <text:s text:c="2"/>= mean(fitted_vals),</text:p>
      <text:p text:style-name="P68"><text:s text:c="4"/><text:span text:style-name="T107"><text:tab/><text:tab/><text:tab/></text:span>Q3 <text:s text:c="4"/>= as.numeric(quantile(fitted_vals, 0.75)),</text:p>
      <text:p text:style-name="P68"><text:s text:c="4"/><text:span text:style-name="T107"><text:tab/><text:tab/><text:tab/></text:span>Max <text:s text:c="3"/>= max(fitted_vals)</text:p>
      <text:p text:style-name="P68"><text:s text:c="2"/><text:span text:style-name="T107"><text:tab/><text:tab/><text:tab/></text:span>)</text:p>
      <text:p text:style-name="P68"><text:s text:c="2"/><text:span text:style-name="T107"><text:tab/></text:span>write.csv(fitted_df, file = fileName, row.names = FALSE)</text:p>
      <text:p text:style-name="P68"><text:s text:c="2"/><text:span text:style-name="T107"><text:tab/></text:span>write(" ", file = fileName, append = TRUE)</text:p>
      <text:p text:style-name="P68"><text:span text:style-name="T107"><text:tab/></text:span>coef_mat &lt;- summary(remObj)$coefficients</text:p>
      <text:p text:style-name="P68"><text:s text:c="2"/><text:span text:style-name="T107"><text:tab/></text:span>write.table(data.frame(t(c("", colnames(coef_mat)))),<text:span text:style-name="T107"> </text:span>file <text:s text:c="2"/>= fileName,<text:span text:style-name="T107"> </text:span>append = TRUE,<text:span text:style-name="T107"> </text:span>sep <text:s text:c="3"/>= ",",<text:span text:style-name="T107"> </text:span>col.names = FALSE,<text:span text:style-name="T107"> </text:span>row.names = FALSE)</text:p>
      <text:p text:style-name="P68"><text:s text:c="2"/><text:span text:style-name="T107"><text:tab/></text:span>write.table(coef_mat,<text:span text:style-name="T107"> </text:span>file <text:s text:c="2"/>= fileName,<text:span text:style-name="T107"> </text:span>append = TRUE,<text:span text:style-name="T107"> </text:span>sep <text:s text:c="3"/>= ",",<text:span text:style-name="T107"> </text:span>col.names = FALSE,<text:span text:style-name="T107"> </text:span>row.names = TRUE)</text:p>
      <text:p text:style-name="P68"><text:span text:style-name="T107"><text:tab/></text:span> write(" ", file = fileName, append = TRUE)</text:p>
      <text:p text:style-name="P68"><text:s text:c="2"/><text:span text:style-name="T107"><text:tab/></text:span>vc &lt;- summary(remObj)$ercomp <text:s text:c="9"/></text:p>
      <text:p text:style-name="P68"><text:tab/>sigmaVec &lt;- vc$sigma2 <text:s text:c="22"/></text:p>
      <text:p text:style-name="P68"><text:span text:style-name="T107"><text:tab/></text:span>var_df &lt;- data.frame(</text:p>
      <text:p text:style-name="P68"><text:s text:c="2"/><text:tab/><text:span text:style-name="T107"><text:tab/><text:tab/></text:span>Component = names(sigmaVec),</text:p>
      <text:p text:style-name="P68"><text:s/><text:tab/><text:span text:style-name="T107"><text:tab/><text:tab/></text:span>Var <text:s text:c="6"/>= as.numeric(sigmaVec),</text:p>
      <text:p text:style-name="P68"><text:s text:c="2"/><text:tab/><text:span text:style-name="T107"><text:tab/><text:tab/></text:span>StdDev <text:s text:c="3"/>= sqrt(as.numeric(sigmaVec))</text:p>
      <text:p text:style-name="P68"><text:tab/><text:span text:style-name="T107"><text:tab/><text:tab/></text:span>)<text:tab/></text:p>
      <text:p text:style-name="P68"><text:s text:c="2"/><text:span text:style-name="T107"><text:tab/></text:span>write.table(var_df,<text:span text:style-name="T107"> </text:span><text:s/>file <text:s text:c="2"/>= fileName,<text:span text:style-name="T107"> </text:span>append = TRUE,<text:span text:style-name="T107"> </text:span>sep <text:s text:c="3"/>= ",",<text:span text:style-name="T107"> </text:span>row.names = FALSE,<text:span text:style-name="T107"> </text:span>col.names = TRUE)</text:p>
      <text:p text:style-name="P68"><text:s text:c="2"/><text:span text:style-name="T107"><text:tab/></text:span>theta &lt;- as.numeric(vc[2])</text:p>
      <text:p text:style-name="P68"><text:s text:c="2"/><text:span text:style-name="T107"><text:tab/></text:span>write(paste0("theta: ", round(theta, 4)),<text:span text:style-name="T107"> </text:span>file = fileName, append = TRUE)</text:p>
      <text:p text:style-name="P68"><text:soft-page-break/><text:s text:c="2"/><text:span text:style-name="T107"><text:tab/></text:span>write(" ", file = fileName, append = TRUE)</text:p>
      <text:p text:style-name="P68"><text:span text:style-name="T107"><text:tab/></text:span>sumObj <text:s text:c="2"/>&lt;- summary(remObj)</text:p>
      <text:p text:style-name="P68"><text:s text:c="2"/><text:span text:style-name="T107"><text:tab/></text:span>model_df &lt;- data.frame(</text:p>
      <text:p text:style-name="P68"><text:s text:c="4"/><text:span text:style-name="T107"><text:tab/><text:tab/><text:tab/></text:span>R2 <text:s text:c="6"/>= as.numeric(sumObj$r.squared[1]),</text:p>
      <text:p text:style-name="P68"><text:s text:c="4"/><text:span text:style-name="T107"><text:tab/><text:tab/><text:tab/></text:span>AdjR2 <text:s text:c="3"/>= as.numeric(sumObj$r.squared[2]),</text:p>
      <text:p text:style-name="P68"><text:s text:c="4"/><text:span text:style-name="T107"><text:tab/><text:tab/><text:tab/></text:span>Chisq <text:s text:c="3"/>= as.numeric(sumObj$fstatistic[2]),</text:p>
      <text:p text:style-name="P68"><text:s text:c="4"/><text:span text:style-name="T107"><text:tab/><text:tab/><text:tab/></text:span>p_value <text:s text:c="2"/>= as.numeric(sumObj$fstatistic[4]),</text:p>
      <text:p text:style-name="P68"><text:s text:c="4"/><text:span text:style-name="T107"><text:tab/><text:tab/><text:tab/></text:span>df_model = as.numeric(sumObj$df[1]),</text:p>
      <text:p text:style-name="P68"><text:s text:c="4"/><text:span text:style-name="T107"><text:tab/><text:tab/><text:tab/></text:span>df_resid = as.numeric(sumObj$df[2])</text:p>
      <text:p text:style-name="P68"><text:s text:c="2"/><text:span text:style-name="T107"><text:tab/><text:tab/><text:tab/></text:span>)</text:p>
      <text:p text:style-name="P68"><text:s text:c="2"/><text:span text:style-name="T107"><text:tab/></text:span>write.table(model_df,<text:span text:style-name="T107"> </text:span><text:s/>file <text:s text:c="2"/>= fileName,<text:span text:style-name="T107"> </text:span>append = TRUE,<text:span text:style-name="T107"> </text:span>sep <text:s text:c="3"/>= ",",<text:span text:style-name="T107"> </text:span>col.names = TRUE,<text:span text:style-name="T107"> </text:span>row.names = FALSE)</text:p>
      <text:p text:style-name="P68">}</text:p>
      <text:p text:style-name="P76">write_<text:span text:style-name="T108">pem</text:span>_obj_to_csv &lt;- function(p<text:span text:style-name="T108">e</text:span>mObj, fileNameWithoutExtension) </text:p>
      <text:p text:style-name="P76">{</text:p>
      <text:p text:style-name="P68"><text:s text:c="2"/></text:p>
      <text:p text:style-name="P68"><text:s text:c="2"/><text:span text:style-name="T110"><text:tab/></text:span>fileName &lt;- paste0(fileNameWithoutExtension, ".csv")</text:p>
      <text:p text:style-name="P68"><text:s text:c="2"/><text:span text:style-name="T110"><text:tab/></text:span>fitted_vals &lt;- fitted(p<text:span text:style-name="T108">e</text:span>mObj)</text:p>
      <text:p text:style-name="P68"><text:s text:c="2"/><text:span text:style-name="T110"><text:tab/></text:span>fitted_df <text:s/>&lt;- data.frame(</text:p>
      <text:p text:style-name="P68"><text:s text:c="4"/><text:span text:style-name="T108"><text:tab/><text:tab/></text:span><text:span text:style-name="T110"><text:tab/></text:span>Min <text:s text:c="3"/>= min(fitted_vals),</text:p>
      <text:p text:style-name="P68"><text:s text:c="4"/><text:span text:style-name="T108"><text:tab/><text:tab/></text:span><text:span text:style-name="T110"><text:tab/></text:span>Q1 <text:s text:c="4"/>= as.numeric(quantile(fitted_vals, 0.25)),</text:p>
      <text:p text:style-name="P68"><text:s text:c="4"/><text:span text:style-name="T108"><text:tab/><text:tab/></text:span><text:span text:style-name="T110"><text:tab/></text:span>Median = as.numeric(quantile(fitted_vals, 0.5)),</text:p>
      <text:p text:style-name="P68"><text:s text:c="4"/><text:span text:style-name="T108"><text:tab/><text:tab/></text:span><text:span text:style-name="T110"><text:tab/></text:span>Mean <text:s text:c="2"/>= mean(fitted_vals),</text:p>
      <text:p text:style-name="P68"><text:s text:c="4"/><text:span text:style-name="T108"><text:tab/><text:tab/></text:span><text:span text:style-name="T110"><text:tab/></text:span>Q3 <text:s text:c="4"/>= as.numeric(quantile(fitted_vals, 0.75)),</text:p>
      <text:p text:style-name="P68"><text:s text:c="4"/><text:span text:style-name="T108"><text:tab/><text:tab/></text:span><text:span text:style-name="T110"><text:tab/></text:span>Max <text:s text:c="3"/>= max(fitted_vals)</text:p>
      <text:p text:style-name="P68"><text:s text:c="2"/><text:span text:style-name="T108"><text:tab/><text:tab/></text:span><text:span text:style-name="T110"><text:tab/></text:span>)</text:p>
      <text:p text:style-name="P68"><text:s/><text:span text:style-name="T110"><text:tab/></text:span> write.csv(fitted_df, file = fileName, row.names = FALSE)</text:p>
      <text:p text:style-name="P68"><text:s/><text:span text:style-name="T110"><text:tab/></text:span> write(" ", file = fileName, append = TRUE)</text:p>
      <text:p text:style-name="P68"><text:s/><text:span text:style-name="T110"><text:tab/></text:span> coef_mat &lt;- summary(p<text:span text:style-name="T108">e</text:span>mObj)$coefficients</text:p>
      <text:p text:style-name="P68"><text:s/><text:span text:style-name="T110"><text:tab/></text:span> write.table(data.frame(t(c("", colnames(coef_mat)))),<text:span text:style-name="T108"> </text:span>file <text:s text:c="2"/>= fileName,<text:span text:style-name="T108"> </text:span>append = TRUE,<text:span text:style-name="T108"> </text:span>sep <text:s text:c="3"/>= ",",<text:span text:style-name="T108"> </text:span>col.names = FALSE,<text:span text:style-name="T108"> </text:span>row.names = FALSE)</text:p>
      <text:p text:style-name="P68"><text:s/><text:span text:style-name="T110"><text:tab/></text:span> write.table(coef_mat,<text:span text:style-name="T108"> </text:span>file <text:s text:c="2"/>= fileName,<text:span text:style-name="T108"> </text:span>append = TRUE,<text:span text:style-name="T108"> </text:span>sep <text:s text:c="3"/>= ",",<text:span text:style-name="T108"> </text:span>col.names = FALSE,<text:span text:style-name="T108"> </text:span>row.names = TRUE)</text:p>
      <text:p text:style-name="P68"><text:s/><text:span text:style-name="T110"><text:tab/></text:span> write(" ", file = fileName, append = TRUE)</text:p>
      <text:p text:style-name="P68"><text:s text:c="2"/><text:span text:style-name="T110"><text:tab/></text:span>sumObj <text:s text:c="2"/>&lt;- summary(p<text:span text:style-name="T109">e</text:span>mObj)</text:p>
      <text:p text:style-name="P68"><text:s text:c="2"/><text:span text:style-name="T110"><text:tab/></text:span>model_df &lt;- data.frame(</text:p>
      <text:p text:style-name="P68"><text:s text:c="4"/><text:span text:style-name="T110"><text:tab/><text:tab/><text:tab/></text:span>R2 <text:s text:c="6"/>= as.numeric(sumObj$r.squared[1]),</text:p>
      <text:p text:style-name="P68"><text:s text:c="4"/><text:span text:style-name="T110"><text:tab/><text:tab/><text:tab/></text:span>AdjR2 <text:s text:c="3"/>= as.numeric(sumObj$r.squared[2]),</text:p>
      <text:p text:style-name="P68"><text:s text:c="4"/><text:span text:style-name="T110"><text:tab/><text:tab/><text:tab/></text:span>Fstat <text:s text:c="3"/>= as.numeric(sumObj$fstatistic[2]),</text:p>
      <text:p text:style-name="P68"><text:s text:c="4"/><text:span text:style-name="T110"><text:tab/><text:tab/><text:tab/></text:span>p_value <text:s text:c="2"/>= as.numeric(sumObj$fstatistic[4]),</text:p>
      <text:p text:style-name="P68"><text:s text:c="4"/><text:span text:style-name="T110"><text:tab/><text:tab/><text:tab/></text:span>df_model = as.numeric(sumObj$df[1]),</text:p>
      <text:p text:style-name="P68"><text:s text:c="4"/><text:span text:style-name="T110"><text:tab/><text:tab/><text:tab/></text:span>df_resid = as.numeric(sumObj$df[2])</text:p>
      <text:p text:style-name="P68"><text:s text:c="2"/><text:span text:style-name="T110"><text:tab/><text:tab/><text:tab/></text:span>)</text:p>
      <text:p text:style-name="P68"><text:s text:c="2"/><text:span text:style-name="T110"><text:tab/></text:span>write.table(model_df,<text:span text:style-name="T110"> </text:span>file <text:s text:c="2"/>= fileName,<text:span text:style-name="T110"> </text:span>append = TRUE,<text:span text:style-name="T110"> </text:span><text:s/>sep <text:s text:c="3"/>= ",",<text:span text:style-name="T110"> </text:span>col.names = TRUE,<text:span text:style-name="T110"> </text:span>row.names = FALSE)</text:p>
      <text:p text:style-name="P68">}</text:p>
      <text:p text:style-name="P49"><text:soft-page-break/>#fonksiyonların sonu</text:p>
      <text:p text:style-name="P23">getwd()</text:p>
      <text:p text:style-name="P23">setwd("<text:span text:style-name="T42">~/Desktop</text:span>")</text:p>
      <text:p text:style-name="P23"><text:span text:style-name="T42">df</text:span>&lt;-read.csv(<text:span text:style-name="T97">file=</text:span>"<text:span text:style-name="T42">datafile</text:span>.csv", header=TRUE, <text:s/>sep=",", stringsAsFactors= TRUE)</text:p>
      <text:p text:style-name="P23">attach(<text:span text:style-name="T42">df</text:span>)</text:p>
      <text:p text:style-name="P23"><text:span text:style-name="T42">corro</text:span>&lt;-cor(<text:span text:style-name="T42">df</text:span>[c("<text:span text:style-name="T42">d1</text:span>","<text:span text:style-name="T42">d2</text:span>","<text:span text:style-name="T42">d3</text:span>","<text:span text:style-name="T42">d4</text:span>","<text:span text:style-name="T42">ind1</text:span>","<text:span text:style-name="T42">ind2</text:span>","<text:span text:style-name="T42">ind3</text:span>","<text:span text:style-name="T42">ind4</text:span>","<text:span text:style-name="T42">ind5</text:span>","<text:span text:style-name="T42">ind6</text:span><text:span text:style-name="T1">"</text:span>)])</text:p>
      <text:p text:style-name="P23">round(<text:span text:style-name="T42">corro</text:span>,2)</text:p>
      <text:p text:style-name="P23">write<text:span text:style-name="T72">.csv</text:span>(as.data.frame(<text:span text:style-name="T42">corro</text:span>), "<text:span text:style-name="T42">korelasyon</text:span>.<text:span text:style-name="T74">csv</text:span>")<text:span text:style-name="T71"> </text:span><text:span text:style-name="T74"><text:s text:c="5"/></text:span><text:span text:style-name="T71">#</text:span><text:span text:style-name="T73">csv içine yazar</text:span></text:p>
      <text:p text:style-name="P66">#corr_coef<text:span text:style-name="T90">()</text:span> fonksiyonunu kullanmak için metan paketinin yüklü ve import edilmiş olamsı gerekir</text:p>
      <text:p text:style-name="P67"><text:span text:style-name="T54">cor</text:span><text:span text:style-name="T56">Obj</text:span><text:span text:style-name="T78">&lt;-corr_coef(</text:span><text:span text:style-name="T54">df</text:span><text:span text:style-name="T55">,</text:span><text:span text:style-name="Source_20_Text"><text:span text:style-name="T40">c(</text:span></text:span><text:span text:style-name="Source_20_Text"><text:span text:style-name="T53">d1</text:span></text:span><text:span text:style-name="Source_20_Text"><text:span text:style-name="T40">,</text:span></text:span><text:span text:style-name="Source_20_Text"><text:span text:style-name="T53"> d2</text:span></text:span><text:span text:style-name="Source_20_Text"><text:span text:style-name="T40">,</text:span></text:span><text:span text:style-name="Source_20_Text"><text:span text:style-name="T53"> d3</text:span></text:span><text:span text:style-name="Source_20_Text"><text:span text:style-name="T40">,</text:span></text:span><text:span text:style-name="Source_20_Text"><text:span text:style-name="T53"> d4</text:span></text:span><text:span text:style-name="Source_20_Text"><text:span text:style-name="T40">,</text:span></text:span><text:span text:style-name="Source_20_Text"><text:span text:style-name="T53"> ind1</text:span></text:span><text:span text:style-name="Source_20_Text"><text:span text:style-name="T40">,</text:span></text:span><text:span text:style-name="Source_20_Text"><text:span text:style-name="T53"> ind2</text:span></text:span><text:span text:style-name="Source_20_Text"><text:span text:style-name="T40">, </text:span></text:span><text:span text:style-name="Source_20_Text"><text:span text:style-name="T53">ind3</text:span></text:span><text:span text:style-name="Source_20_Text"><text:span text:style-name="T81">, </text:span></text:span><text:span text:style-name="Source_20_Text"><text:span text:style-name="T53">ind4</text:span></text:span><text:span text:style-name="Source_20_Text"><text:span text:style-name="T81">, </text:span></text:span><text:span text:style-name="Source_20_Text"><text:span text:style-name="T53">ind5</text:span></text:span><text:span text:style-name="Source_20_Text"><text:span text:style-name="T81">, </text:span></text:span><text:span text:style-name="Source_20_Text"><text:span text:style-name="T53">ind6</text:span></text:span><text:span text:style-name="Source_20_Text"><text:span text:style-name="T40">)</text:span></text:span><text:span text:style-name="T78">)</text:span></text:p>
      <text:p text:style-name="P44">print(<text:span text:style-name="T76">cor</text:span><text:span text:style-name="T77">Obj</text:span>)<text:span text:style-name="T75"> <text:s text:c="7"/>#konsola metin olarak yazdırır</text:span></text:p>
      <text:p text:style-name="P47">plot(<text:span text:style-name="T52">cor</text:span><text:span text:style-name="T57">Obj</text:span>)<text:span text:style-name="T75"> <text:s text:c="9"/>#şekilsel olarak gösterir</text:span></text:p>
      <text:p text:style-name="P50">names(<text:span text:style-name="T76">cor</text:span><text:span text:style-name="T77">Obj</text:span>) <text:s/><text:span text:style-name="T91"><text:s text:c="3"/></text:span>#objenin propertylerini listeler</text:p>
      <text:p text:style-name="P61">#aşağıda bu dökümanın fonksiyonlar kısmında kendi yazdığım hazır fonksiyon çağırılıyor</text:p>
      <text:p text:style-name="P51"><text:span text:style-name="Source_20_Text"><text:span text:style-name="T59">writ</text:span></text:span><text:span text:style-name="Source_20_Text"><text:span text:style-name="T60">e</text:span></text:span><text:span text:style-name="Source_20_Text"><text:span text:style-name="T59">_</text:span></text:span><text:span text:style-name="Source_20_Text"><text:span text:style-name="T60">corr_coef_obj_to_csv(cor</text:span></text:span><text:span text:style-name="Source_20_Text"><text:span text:style-name="T63">rCoef</text:span></text:span><text:span text:style-name="Source_20_Text"><text:span text:style-name="T60">Obj=</text:span></text:span><text:span text:style-name="Source_20_Text"><text:span text:style-name="T45">corObj</text:span></text:span><text:span text:style-name="Source_20_Text"><text:span text:style-name="T60">,fileNameWithoutExtension="</text:span></text:span><text:span text:style-name="Source_20_Text"><text:span text:style-name="T45">korelasyon2</text:span></text:span><text:span text:style-name="Source_20_Text"><text:span text:style-name="T60">")</text:span></text:span><text:span text:style-name="T59"> </text:span></text:p>
      <text:p text:style-name="P61"><text:span text:style-name="T80">#bu dökümanın fonksiyonlar kısmında kendi yazdığım hazır fonksiyon çağırı</text:span>sı bitti</text:p>
      <text:p text:style-name="P23"><text:span text:style-name="T42">linmod1</text:span><text:span text:style-name="T1">&lt;-</text:span>lm(<text:span text:style-name="T42">d1</text:span>~<text:span text:style-name="T42">ind1</text:span>+<text:span text:style-name="T42">ind2</text:span>+<text:span text:style-name="T42">ind3</text:span>+<text:span text:style-name="T42">ind4</text:span>+<text:span text:style-name="T42">ind5</text:span>+<text:span text:style-name="T42">ind6</text:span>, data=<text:span text:style-name="T42">df</text:span>)</text:p>
      <text:p text:style-name="P23">summary(<text:span text:style-name="T42">linmod1</text:span>)</text:p>
      <text:p text:style-name="P48">names(<text:span text:style-name="T79">summary(</text:span><text:span text:style-name="T42">linmod1</text:span><text:span text:style-name="T39">)</text:span>)<text:span text:style-name="T93"> </text:span></text:p>
      <text:p text:style-name="P62">#aşağıda bu dökümanın fonksiyonlar kısmında kendi yazdığım hazır fonksiyon çağırılıyor</text:p>
      <text:p text:style-name="P52"><text:span text:style-name="Source_20_Text"><text:span text:style-name="T59">writ</text:span></text:span><text:span text:style-name="Source_20_Text"><text:span text:style-name="T60">e</text:span></text:span><text:span text:style-name="Source_20_Text"><text:span text:style-name="T59">_</text:span></text:span><text:span text:style-name="Source_20_Text"><text:span text:style-name="T61">lm</text:span></text:span><text:span text:style-name="Source_20_Text"><text:span text:style-name="T60">_obj_to_csv(</text:span></text:span><text:span text:style-name="Source_20_Text"><text:span text:style-name="T62">lm</text:span></text:span><text:span text:style-name="Source_20_Text"><text:span text:style-name="T60">Obj=</text:span></text:span><text:span text:style-name="Source_20_Text"><text:span text:style-name="T46">linmod1</text:span></text:span><text:span text:style-name="Source_20_Text"><text:span text:style-name="T60">,fileNameWithoutExtension="</text:span></text:span><text:span text:style-name="Source_20_Text"><text:span text:style-name="T46">lineer_model</text:span></text:span><text:span text:style-name="Source_20_Text"><text:span text:style-name="T60">")</text:span></text:span><text:span text:style-name="T59"> </text:span></text:p>
      <text:p text:style-name="P12"><text:span text:style-name="T80">#bu dökümanın fonksiyonlar kısmında kendi yazdığım hazır fonksiyon çağırı</text:span>sı bitti</text:p>
      <text:p text:style-name="P23"><text:span text:style-name="T42">model.quantilessd1</text:span>&lt;-rqss(<text:span text:style-name="T42">d1</text:span>~<text:span text:style-name="T42">ind1</text:span>+<text:span text:style-name="T42">ind2</text:span>+<text:span text:style-name="T42">ind3</text:span>+<text:span text:style-name="T42">ind4</text:span>+<text:span text:style-name="T42">ind5</text:span><text:span text:style-name="T1">+</text:span><text:span text:style-name="T42">ind6</text:span>, data=<text:span text:style-name="T42">df</text:span>, tau=0.5)</text:p>
      <text:p text:style-name="P23">summary(<text:span text:style-name="T42">model.quantilessd1</text:span>)</text:p>
      <text:p text:style-name="P56">names(summary(<text:span text:style-name="T42">model.quantilessd1</text:span>))</text:p>
      <text:p text:style-name="P63">#aşağıda bu dökümanın fonksiyonlar kısmında kendi yazdığım hazır fonksiyon çağırılıyor</text:p>
      <text:p text:style-name="P53"><text:span text:style-name="Source_20_Text"><text:span text:style-name="T59">write_rqss_obj_to_csv(</text:span></text:span><text:span text:style-name="Source_20_Text"><text:span text:style-name="T64">rqssObj=</text:span></text:span><text:span text:style-name="Source_20_Text"><text:span text:style-name="T47">model.quantilessd1</text:span></text:span><text:span text:style-name="Source_20_Text"><text:span text:style-name="T59">, </text:span></text:span><text:span text:style-name="Source_20_Text"><text:span text:style-name="T64">fileNameWithoutExtension=</text:span></text:span><text:span text:style-name="Source_20_Text"><text:span text:style-name="T59">"</text:span></text:span><text:span text:style-name="Source_20_Text"><text:span text:style-name="T47">quantile_model</text:span></text:span><text:span text:style-name="Source_20_Text"><text:span text:style-name="T59">")</text:span></text:span></text:p>
      <text:p text:style-name="P53"><text:span text:style-name="Source_20_Text"><text:span text:style-name="T59"/></text:span></text:p>
      <text:p text:style-name="P13"><text:span text:style-name="T80">#bu dökümanın fonksiyonlar kısmında kendi yazdığım hazır fonksiyon çağırı</text:span>sı bitti</text:p>
      <text:p text:style-name="P23"><text:span text:style-name="T42">femd1</text:span>&lt;-plm(<text:span text:style-name="T42">d1</text:span>~<text:span text:style-name="T42">ind1</text:span>+<text:span text:style-name="T42">ind2</text:span>+<text:span text:style-name="T42">ind3</text:span>+<text:span text:style-name="T42">ind4</text:span><text:span text:style-name="T1">+</text:span><text:span text:style-name="T42">ind5</text:span><text:span text:style-name="T1">+</text:span><text:span text:style-name="T42">ind6</text:span>, data=<text:span text:style-name="T42">df </text:span>, index=c("<text:span text:style-name="T42">i1</text:span>","<text:span text:style-name="T42">i2</text:span>"),model="within")</text:p>
      <text:p text:style-name="P23"><text:span text:style-name="T42">femwid1</text:span>&lt;-within_intercept(<text:span text:style-name="T42">femd1</text:span>, return.model=TRUE)</text:p>
      <text:p text:style-name="P23">summary(<text:span text:style-name="T42">femwid1</text:span>)</text:p>
      <text:p text:style-name="P57">names(summary(<text:span text:style-name="T42">femwid1</text:span>))</text:p>
      <text:p text:style-name="P64"><text:soft-page-break/>#aşağıda bu dökümanın fonksiyonlar kısmında kendi yazdığım hazır fonksiyon çağırılıyor</text:p>
      <text:p text:style-name="P54"><text:span text:style-name="Source_20_Text"><text:span text:style-name="T83">write_f</text:span></text:span><text:span text:style-name="Source_20_Text"><text:span text:style-name="T85">e</text:span></text:span><text:span text:style-name="Source_20_Text"><text:span text:style-name="T84">m</text:span></text:span><text:span text:style-name="Source_20_Text"><text:span text:style-name="T83">_within_intercept_obj_to_csv(femWIObj=</text:span></text:span><text:span text:style-name="Source_20_Text"><text:span text:style-name="T48">femwid1</text:span></text:span><text:span text:style-name="Source_20_Text"><text:span text:style-name="T83">, fileNameWithoutExtension="</text:span></text:span><text:span text:style-name="Source_20_Text"><text:span text:style-name="T49">femWI</text:span></text:span><text:span text:style-name="Source_20_Text"><text:span text:style-name="T48">_model</text:span></text:span><text:span text:style-name="Source_20_Text"><text:span text:style-name="T83">")</text:span></text:span></text:p>
      <text:p text:style-name="P54"><text:span text:style-name="Source_20_Text"><text:span text:style-name="T59"/></text:span></text:p>
      <text:p text:style-name="P14"><text:span text:style-name="T80">#bu dökümanın fonksiyonlar kısmında kendi yazdığım hazır fonksiyon çağırı</text:span>sı bitti</text:p>
      <text:p text:style-name="P23">vif(<text:span text:style-name="T42">femwid1</text:span>) <text:s/><text:span text:style-name="T96"><text:s text:c="16"/></text:span><text:span text:style-name="T82">#if one result’s higher than 3(for some sources 5, or 10) there’s multicollinearity(bad) </text:span></text:p>
      <text:p text:style-name="P23">barplot(vif(<text:span text:style-name="T42">femwid1</text:span>), horiz = F, col = "steelblue", xlab="Variables", ylab="VIF Values") </text:p>
      <text:p text:style-name="P23">raintest(<text:span text:style-name="T42">femwid1</text:span>) <text:s text:c="36"/>#if p-value &lt;0.05, there is no linearity(bad)</text:p>
      <text:p text:style-name="P23">bptest(<text:span text:style-name="T42">femwid1</text:span><text:span text:style-name="T1">,</text:span><text:span text:style-name="T42"> </text:span><text:span text:style-name="T1">studentize=T</text:span>) <text:s text:c="13"/>#if p-value &lt;0.05, there is no homoscedasticity(bad)</text:p>
      <text:p text:style-name="P23">pbgtest(<text:span text:style-name="T42">femwid1</text:span>) <text:s text:c="38"/>#if p-value &lt;0.05, there is a serial correlation(bad)</text:p>
      <text:p text:style-name="P23">acf(<text:span text:style-name="T42">femwid1$residuals</text:span><text:span text:style-name="T1">, type="partial") <text:s/>#figure for serial correlation blue line shows p-value</text:span></text:p>
      <text:p text:style-name="P23">pcdtest(<text:span text:style-name="T42">femwid1</text:span>, test="cd") <text:s text:c="15"/><text:span text:style-name="T82"><text:s/>#if p-value &lt;0.05, there is cross-sectional dependency(bad) </text:span></text:p>
      <text:p text:style-name="P23"><text:span text:style-name="T33">pearson.test(</text:span><text:span text:style-name="T43">femwid1</text:span><text:span text:style-name="T68">$residuals,</text:span><text:span text:style-name="T33"> adjust=F) </text:span><text:span text:style-name="T34"><text:s text:c="6"/></text:span><text:span text:style-name="T89">#if p-value &lt;0.05, residuals are not normally distributed(bad)</text:span></text:p>
      <text:p text:style-name="P23"><text:span text:style-name="T68">ggdensity(</text:span><text:span text:style-name="T43">femwid1</text:span><text:span text:style-name="T68">$residuals) </text:span><text:span text:style-name="T69"><text:s text:c="2"/></text:span><text:span text:style-name="T68">#figure for normality whether bell shaped or not</text:span></text:p>
      <text:p text:style-name="P23"><text:span text:style-name="T68">ggqqplot(</text:span><text:span text:style-name="T43">femwid1</text:span><text:span text:style-name="T68">$residuals) </text:span><text:span text:style-name="T69"><text:s text:c="4"/></text:span><text:span text:style-name="T68">#figure for normality</text:span></text:p>
      <text:p text:style-name="P73"><text:span text:style-name="T43">remd1</text:span><text:span text:style-name="T68">&lt;-plm(</text:span><text:span text:style-name="T43">d1</text:span><text:span text:style-name="T68">~</text:span><text:span text:style-name="T43">ind1</text:span><text:span text:style-name="T68">+</text:span><text:span text:style-name="T43">ind2</text:span><text:span text:style-name="T68">+</text:span><text:span text:style-name="T43">ind3</text:span><text:span text:style-name="T68">+</text:span><text:span text:style-name="T43">ind4</text:span><text:span text:style-name="T33">+</text:span><text:span text:style-name="T43">ind5</text:span><text:span text:style-name="T1">+</text:span><text:span text:style-name="T42">ind6</text:span><text:span text:style-name="T68">, data=</text:span><text:span text:style-name="T43">df</text:span><text:span text:style-name="T68">, </text:span>index=c("<text:span text:style-name="T42">i1</text:span>","<text:span text:style-name="T42">i2</text:span>"), <text:span text:style-name="T68">model="random", <text:s/></text:span>random.method="amemiya")</text:p>
      <text:p text:style-name="P23">summary(<text:span text:style-name="T42">remd1</text:span>)</text:p>
      <text:p text:style-name="P58">names(summary(<text:span text:style-name="T42">remd1</text:span>))</text:p>
      <text:p text:style-name="P65">#aşağıda bu dökümanın fonksiyonlar kısmında kendi yazdığım hazır fonksiyon çağırılıyor</text:p>
      <text:p text:style-name="P55"><text:span text:style-name="Source_20_Text"><text:span text:style-name="T83">write_</text:span></text:span><text:span text:style-name="Source_20_Text"><text:span text:style-name="T86">rem</text:span></text:span><text:span text:style-name="Source_20_Text"><text:span text:style-name="T83">_obj_to_csv(</text:span></text:span><text:span text:style-name="Source_20_Text"><text:span text:style-name="T86">rem</text:span></text:span><text:span text:style-name="Source_20_Text"><text:span text:style-name="T83">Obj=</text:span></text:span><text:span text:style-name="Source_20_Text"><text:span text:style-name="T50">rem</text:span></text:span><text:span text:style-name="Source_20_Text"><text:span text:style-name="T48">d1</text:span></text:span><text:span text:style-name="Source_20_Text"><text:span text:style-name="T83">, fileNameWithoutExtension="</text:span></text:span><text:span text:style-name="Source_20_Text"><text:span text:style-name="T50">re</text:span></text:span><text:span text:style-name="Source_20_Text"><text:span text:style-name="T48">_model</text:span></text:span><text:span text:style-name="Source_20_Text"><text:span text:style-name="T83">")</text:span></text:span></text:p>
      <text:p text:style-name="P55"><text:span text:style-name="Source_20_Text"><text:span text:style-name="T59"/></text:span></text:p>
      <text:p text:style-name="P15"><text:span text:style-name="T80">#bu dökümanın fonksiyonlar kısmında kendi yazdığım hazır fonksiyon çağırı</text:span>sı bitti</text:p>
      <text:p text:style-name="P23">vif(<text:span text:style-name="T42">remd1</text:span>) <text:s/><text:span text:style-name="T96"><text:s text:c="2"/></text:span><text:span text:style-name="T58">#if one result’s higher than 3(for some sources 5, or 10), there’s multicollinearity(bad) </text:span></text:p>
      <text:p text:style-name="P23">barplot(vif(<text:span text:style-name="T42">remd1</text:span>), horiz = F, col = "steelblue", xlab="Variables", ylab="VIF Values") </text:p>
      <text:p text:style-name="P23">raintest(<text:span text:style-name="T42">remd1</text:span>) <text:s text:c="33"/>#if p-value &lt;0.05, there is no linearity(bad)</text:p>
      <text:p text:style-name="P23">bptest(<text:span text:style-name="T42">remd1</text:span><text:span text:style-name="T1">, studentize=T</text:span>) <text:s text:c="12"/>#if p-value &lt;0.05, there is no homoscedasticity(bad)</text:p>
      <text:p text:style-name="P23">pbgtest(<text:span text:style-name="T42">remd1</text:span>) <text:s text:c="33"/><text:span text:style-name="T58"><text:s/>#if p-value &lt;0.05, there is a serial correlation(bad)</text:span></text:p>
      <text:p text:style-name="P23">acf(<text:span text:style-name="T42">remd1$residuals</text:span><text:span text:style-name="T1">, type="partial") <text:s/>#figure for serial correlation blue line shows p-value</text:span></text:p>
      <text:p text:style-name="P23">pcdtest(<text:span text:style-name="T42">remd1</text:span>, test="cd") <text:s text:c="15"/><text:span text:style-name="T58"><text:s/>#if p-value &lt;0.05, there is cross-sectional dependency(bad) </text:span></text:p>
      <text:p text:style-name="P23"><text:span text:style-name="T33">pearson.test(</text:span><text:span text:style-name="T43">remd1</text:span><text:span text:style-name="T68">$residuals,</text:span><text:span text:style-name="T33"> adjust=F)</text:span><text:span text:style-name="T13"> </text:span><text:span text:style-name="T58">#if p-value &lt;0.05, residuals are not normally distributed(bad)</text:span></text:p>
      <text:p text:style-name="P23"><text:span text:style-name="T68">ggdensity(</text:span><text:span text:style-name="T43">remd1</text:span><text:span text:style-name="T68">$residuals) #figure for normality whether bell shaped or not</text:span></text:p>
      <text:p text:style-name="P23"><text:span text:style-name="T68">ggqqplot(</text:span><text:span text:style-name="T43">remd1</text:span><text:span text:style-name="T68">$residuals) #figure for normality</text:span></text:p>
      <text:p text:style-name="P72"><text:span text:style-name="T42">pemd1</text:span>&lt;-plm(<text:span text:style-name="T42">d1</text:span>~<text:span text:style-name="T42">ind1</text:span>+<text:span text:style-name="T42">ind2</text:span>+<text:span text:style-name="T42">ind3</text:span>+<text:span text:style-name="T42">ind4</text:span><text:span text:style-name="T1">+</text:span><text:span text:style-name="T42">ind5</text:span><text:span text:style-name="T1">+</text:span><text:span text:style-name="T42">ind6</text:span>, data=<text:span text:style-name="T42">df</text:span>, index=c("<text:span text:style-name="T42">i1</text:span>","<text:span text:style-name="T42">i2</text:span>"), model="pooling")</text:p>
      <text:p text:style-name="P23">summary(<text:span text:style-name="T42">pemd1</text:span>)</text:p>
      <text:p text:style-name="P77">names(summary(<text:span text:style-name="T42">pemd1</text:span>))</text:p>
      <text:p text:style-name="P79"><text:soft-page-break/>#aşağıda bu dökümanın fonksiyonlar kısmında kendi yazdığım hazır fonksiyon çağırılıyor</text:p>
      <text:p text:style-name="P74"><text:span text:style-name="Source_20_Text"><text:span text:style-name="T83">write_</text:span></text:span><text:span text:style-name="Source_20_Text"><text:span text:style-name="T87">p</text:span></text:span><text:span text:style-name="Source_20_Text"><text:span text:style-name="T86">em</text:span></text:span><text:span text:style-name="Source_20_Text"><text:span text:style-name="T83">_obj_to_csv(</text:span></text:span><text:span text:style-name="Source_20_Text"><text:span text:style-name="T88">p</text:span></text:span><text:span text:style-name="Source_20_Text"><text:span text:style-name="T86">em</text:span></text:span><text:span text:style-name="Source_20_Text"><text:span text:style-name="T83">Obj=</text:span></text:span><text:span text:style-name="Source_20_Text"><text:span text:style-name="T51">p</text:span></text:span><text:span text:style-name="Source_20_Text"><text:span text:style-name="T50">em</text:span></text:span><text:span text:style-name="Source_20_Text"><text:span text:style-name="T48">d1</text:span></text:span><text:span text:style-name="Source_20_Text"><text:span text:style-name="T83">, fileNameWithoutExtension="</text:span></text:span><text:span text:style-name="Source_20_Text"><text:span text:style-name="T51">pooling</text:span></text:span><text:span text:style-name="Source_20_Text"><text:span text:style-name="T48">_model</text:span></text:span><text:span text:style-name="Source_20_Text"><text:span text:style-name="T83">")</text:span></text:span></text:p>
      <text:p text:style-name="P74"><text:span text:style-name="Source_20_Text"><text:span text:style-name="T59"/></text:span></text:p>
      <text:p text:style-name="P78"><text:span text:style-name="T80">#bu dökümanın fonksiyonlar kısmında kendi yazdığım hazır fonksiyon çağırı</text:span>sı bitti</text:p>
      <text:p text:style-name="P23">vif(<text:span text:style-name="T42">pemd1</text:span>) <text:s/><text:span text:style-name="T96"><text:s text:c="22"/></text:span><text:span text:style-name="T82">#if one result’s higher than 3(for some sources 5, or 10), there’s multicollinearity(bad) </text:span></text:p>
      <text:p text:style-name="P23">barplot(vif(<text:span text:style-name="T42">pemd1</text:span>), horiz = F, col = "steelblue", xlab="Variables", ylab="VIF Values") </text:p>
      <text:p text:style-name="P23">raintest(<text:span text:style-name="T42">pemd1</text:span>) <text:s text:c="34"/>#if p-value &lt;0.05, there is no linearity(bad)</text:p>
      <text:p text:style-name="P23">bptest(<text:span text:style-name="T42">pemd1</text:span><text:span text:style-name="T1">, studentize=T</text:span>) <text:s text:c="12"/><text:span text:style-name="T96"><text:s/></text:span>#if p-value &lt;0.05, there is no homoscedasticity(bad)</text:p>
      <text:p text:style-name="P23">pbgtest(<text:span text:style-name="T42">pemd1</text:span>) <text:s text:c="7"/><text:span text:style-name="T96"><text:s text:c="27"/></text:span>#if p-value &lt;0.05, there is a serial correlation(bad)</text:p>
      <text:p text:style-name="P23">acf(<text:span text:style-name="T42">pemd1$residuals</text:span><text:span text:style-name="T1">, type="partial") <text:s/>#figure for serial correlation blue line shows p-value</text:span></text:p>
      <text:p text:style-name="P23">pcdtest(<text:span text:style-name="T42">pemd1</text:span>, test="cd") <text:s text:c="6"/>#if p-value &lt;0.05, there is cross-sectional dependency(bad) </text:p>
      <text:p text:style-name="P23"><text:span text:style-name="T33">pearson.test(</text:span><text:span text:style-name="T43">pemd1</text:span><text:span text:style-name="T68">$residuals, </text:span><text:span text:style-name="T33">adjust=F)</text:span><text:span text:style-name="T13"> </text:span><text:span text:style-name="T14"><text:s text:c="8"/></text:span><text:span text:style-name="T82">#if p-value &lt;0.05, residuals are not normally distributed(bad)</text:span></text:p>
      <text:p text:style-name="P23"><text:span text:style-name="T68">ggdensity(</text:span><text:span text:style-name="T43">pemd1</text:span><text:span text:style-name="T68">$residuals) </text:span><text:span text:style-name="T69"><text:s text:c="2"/></text:span><text:span text:style-name="T68">#figure for normality whether bell shaped or not</text:span></text:p>
      <text:p text:style-name="P23"><text:span text:style-name="T68">ggqqplot(</text:span><text:span text:style-name="T43">pemd1</text:span><text:span text:style-name="T68">$residuals) </text:span><text:span text:style-name="T69"><text:s text:c="4"/></text:span><text:span text:style-name="T68">#figure for normality</text:span></text:p>
      <text:p text:style-name="P23">pFtest(<text:span text:style-name="T42">femd1</text:span>, <text:span text:style-name="T42">pemd1</text:span>) <text:s text:c="3"/><text:span text:style-name="T96"><text:s text:c="9"/></text:span><text:span text:style-name="T58">#if p-value &lt; 0.05, prefer </text:span><text:span text:style-name="T44">femd1</text:span><text:span text:style-name="T58"> or </text:span><text:span text:style-name="T44">femwid1</text:span><text:span text:style-name="T58"> to </text:span><text:span text:style-name="T44">pemd1</text:span><text:span text:style-name="T41">, if not, vice versa</text:span></text:p>
      <text:p text:style-name="P23"><text:span text:style-name="T1">plmtest(</text:span><text:span text:style-name="T42">pemd1</text:span><text:span text:style-name="T1">,type="bp") <text:s text:c="5"/>#if p-value&lt;0.05, prefer </text:span><text:span text:style-name="T42">remd1</text:span><text:span text:style-name="T1"> to </text:span><text:span text:style-name="T42">pemd1</text:span><text:span text:style-name="T1">, if not vice versa</text:span></text:p>
      <text:p text:style-name="P23">phtest(<text:span text:style-name="T42">femwid1</text:span>,<text:span text:style-name="T42">remd1</text:span>) <text:span text:style-name="T96"><text:s text:c="11"/></text:span><text:span text:style-name="T58">#if p-value &lt;0.05, prefer <text:s/></text:span><text:span text:style-name="T44">femd1</text:span><text:span text:style-name="T58"> or </text:span><text:span text:style-name="T44">femwid1</text:span><text:span text:style-name="T58"> to </text:span><text:span text:style-name="T44">remd1</text:span><text:span text:style-name="T58">, if not, vice versa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11-09T00:49:43.058112829</dc:date>
    <meta:editing-cycles>358</meta:editing-cycles>
    <meta:editing-duration>P1DT5H53M11S</meta:editing-duration>
    <meta:generator>LibreOffice/7.3.7.2$Linux_X86_64 LibreOffice_project/30$Build-2</meta:generator>
    <meta:document-statistic meta:table-count="0" meta:image-count="0" meta:object-count="0" meta:page-count="9" meta:paragraph-count="305" meta:word-count="1634" meta:character-count="17153" meta:non-whitespace-character-count="14378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